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b1f5f"/>
    </style:style>
    <style:style style:name="P2" style:family="paragraph" style:parent-style-name="Preformatted_20_Text">
      <style:text-properties officeooo:paragraph-rsid="000bda30"/>
    </style:style>
    <style:style style:name="P3" style:family="paragraph" style:parent-style-name="Preformatted_20_Text">
      <style:text-properties officeooo:rsid="000c30d8" officeooo:paragraph-rsid="000c30d8"/>
    </style:style>
    <style:style style:name="T1" style:family="text">
      <style:text-properties officeooo:rsid="000b1f5f"/>
    </style:style>
    <style:style style:name="T2" style:family="text">
      <style:text-properties officeooo:rsid="000bda30"/>
    </style:style>
    <style:style style:name="T3" style:family="text">
      <style:text-properties style:text-underline-style="solid" style:text-underline-width="auto" style:text-underline-color="font-color"/>
    </style:style>
    <style:style style:name="T4" style:family="text">
      <style:text-properties officeooo:rsid="000c30d8"/>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Sistema de Gestión de Cafetería</text:p>
      <text:p text:style-name="Preformatted_20_Text"/>
      <text:p text:style-name="Preformatted_20_Text">## Guía Completa de Usuario</text:p>
      <text:p text:style-name="Preformatted_20_Text"/>
      <text:p text:style-name="Preformatted_20_Text">---</text:p>
      <text:p text:style-name="Preformatted_20_Text"/>
      <text:p text:style-name="Preformatted_20_Text">## Tabla de Contenidos</text:p>
      <text:p text:style-name="Preformatted_20_Text"/>
      <text:p text:style-name="Preformatted_20_Text">1. [Introducción](#1-introducción)</text:p>
      <text:p text:style-name="Preformatted_20_Text">2. [Arquitectura del Sistema](#2-arquitectura-del-sistema)</text:p>
      <text:p text:style-name="Preformatted_20_Text">3. [Credenciales y Roles de Acceso](#3-credenciales-y-roles-de-acceso)</text:p>
      <text:p text:style-name="Preformatted_20_Text">4. [Flujo de Trabajo General](#4-flujo-de-trabajo-general)</text:p>
      <text:p text:style-name="Preformatted_20_Text">5. [Manual del Cliente (Público)](#5-manual-del-cliente-público)</text:p>
      <text:p text:style-name="Preformatted_20_Text">6. [Manual del Personal de Cocina](#6-manual-del-personal-de-cocina)</text:p>
      <text:p text:style-name="Preformatted_20_Text">7. [Manual del Personal de Caja](#7-manual-del-personal-de-caja)</text:p>
      <text:p text:style-name="Preformatted_20_Text">8. [Manual del Administrador](#8-manual-del-administrador)</text:p>
      <text:p text:style-name="Preformatted_20_Text">9. [Gestión de Inventario](#9-gestión-de-inventario)</text:p>
      <text:p text:style-name="Preformatted_20_Text">10. [Reportes y Analytics](#10-reportes-y-analytics)</text:p>
      <text:p text:style-name="Preformatted_20_Text">11. [Configuración del Sistema](#11-configuración-del-sistema)</text:p>
      <text:p text:style-name="Preformatted_20_Text">12. [Sistema de Licencia](#12-sistema-de-licencia)</text:p>
      <text:p text:style-name="Preformatted_20_Text">13. [Preguntas Frecuentes](#13-preguntas-frecuentes)</text:p>
      <text:p text:style-name="Preformatted_20_Text">14. [Solución de Problemas](#14-solución-de-problemas)</text:p>
      <text:p text:style-name="Preformatted_20_Text"/>
      <text:p text:style-name="Preformatted_20_Text">---</text:p>
      <text:p text:style-name="Preformatted_20_Text"/>
      <text:p text:style-name="Preformatted_20_Text">## 1. Introducción</text:p>
      <text:p text:style-name="Preformatted_20_Text"/>
      <text:p text:style-name="Preformatted_20_Text">### 1.1 Propósito del Sistema</text:p>
      <text:p text:style-name="Preformatted_20_Text"/>
      <text:p text:style-name="Preformatted_20_Text">El **Sistema de Gestión de Cafetería** es una aplicación web diseñada para automatizar y optimizar todas las operaciones de un establecimiento de comida y bebida. El sistema integra múltiples componentes que trabajan de manera coordinada para proporcionar una experiencia fluida tanto para los clientes como para el personal del establecimiento.</text:p>
      <text:p text:style-name="Preformatted_20_Text"/>
      <text:p text:style-name="Preformatted_20_Text">El sistema resuelve los siguientes problemas operativos:</text:p>
      <text:p text:style-name="Preformatted_20_Text"/>
      <text:p text:style-name="Preformatted_20_Text">- **Coordinación entre áreas**: La comunicación entre clientes, cocina y caja tradicionalmente requiere intermediarios que pueden cometer errores. Este sistema automatiza esa comunicación mediante notificaciones en tiempo real.</text:p>
      <text:p text:style-name="Preformatted_20_Text"/>
      <text:p text:style-name="Preformatted_20_Text">- **Control de inventario**: Cada producto vendido descuenta automáticamente los ingredientes correspondientes del stock, generando alertas cuando algún insumo está por debajo del mínimo configurado.</text:p>
      <text:p text:style-name="Preformatted_20_Text"/>
      <text:p text:style-name="Preformatted_20_Text">- **Gestión de pedidos**: El sistema mantiene un registro detallado de cada pedido, permitiendo rastrear el estado (Pendiente → Listo → Pagado) y consultar el historial completo.</text:p>
      <text:p text:style-name="Preformatted_20_Text"/>
      <text:p text:style-name="Preformatted_20_Text">- **Reportes automáticos**: Las ventas se registran automáticamente, permitiendo generar reportes del día, semana o mes con información sobre los productos más vendidos y los ingresos obtenidos.</text:p>
      <text:p text:style-name="Preformatted_20_Text"/>
      <text:p text:style-name="Preformatted_20_Text">### 1.2 Características Principales</text:p>
      <text:p text:style-name="Preformatted_20_Text"/>
      <text:p text:style-name="Preformatted_20_Text">El sistema cuenta con las siguientes características principales que lo diferencian de soluciones tradicionales:</text:p>
      <text:p text:style-name="Preformatted_20_Text"/>
      <text:p text:style-name="Preformatted_20_Text">**Interface Multirool**: El sistema está diseñado con interfaces específicas para cada tipo de usuario. Los clientes ven un menú simplificado y elegante, mientras que el personal administrativo tiene acceso a herramientas de gestión completas.</text:p>
      <text:p text:style-name="Preformatted_20_Text"/>
      <text:p text:style-name="Preformatted_20_Text">**Actualizaciones en Tiempo Real**: Utilizando tecnología WebSocket (Socket.io), <text:soft-page-break/>todas las pantallas se actualizan instantáneamente cuando ocurren cambios. Cuando un cliente hace un pedido, la cocina lo ve inmediatamente sin necesidad de recargar la página.</text:p>
      <text:p text:style-name="Preformatted_20_Text"/>
      <text:p text:style-name="Preformatted_20_Text">**Gestión Inteligente de Stock**: El sistema calcula automáticamente cuánto stock consume cada producto basándose en sus recetas. Si un producto tiene 3 hamburguesas en el carrito, descuenta automáticamente 450g de carne (150g por hamburguesa según la receta).</text:p>
      <text:p text:style-name="Preformatted_20_Text"/>
      <text:p text:style-name="Preformatted_20_Text">**Sistema de Reservas de Carrito**: Cuando un cliente agregaitems al carrito, el sistema "reserva" provisionalmente el stock necesario. Esto evita que otro cliente compre el último ingrediente mientras el primero está decidiendo qué pedir.</text:p>
      <text:p text:style-name="Preformatted_20_Text"/>
      <text:p text:style-name="Preformatted_20_Text">**Modo Unificado**: Para establecimientos pequeños, existe un modo que integra las vistas de cocina y caja en una sola pantalla, permitiendo que una persona maneje ambas funciones.</text:p>
      <text:p text:style-name="Preformatted_20_Text"/>
      <text:p text:style-name="Preformatted_20_Text">### 1.3 Casos de Uso Principales</text:p>
      <text:p text:style-name="Preformatted_20_Text"/>
      <text:p text:style-name="Preformatted_20_Text">El sistema está diseñado para los siguientes escenarios de uso típicos:</text:p>
      <text:p text:style-name="Preformatted_20_Text"/>
      <text:p text:style-name="Preformatted_20_Text">**Escenario 1: Cliente en Mesa**</text:p>
      <text:p text:style-name="Preformatted_20_Text">El cliente escanea un código QR en su mesa que lo lleva directamente al menú con su mesa preconfigurada. Navega por las categorías, agrega productos al carrito y envía el pedido. La cocina recibe la comanda, prepara los items y marca como listo. El cajero cobra la cuenta cuando el cliente lo solicita.</text:p>
      <text:p text:style-name="Preformatted_20_Text"/>
      <text:p text:style-name="Preformatted_20_Text">**Escenario 2: Cliente para Llevar**</text:p>
      <text:p text:style-name="Preformatted_20_Text">El cliente accede al sistema sin número de mesa (modo "para llevar"). Hace su pedido, lo paga directamente o paga en mostrador al recibir su orden.</text:p>
      <text:p text:style-name="Preformatted_20_Text"/>
      <text:p text:style-name="Preformatted_20_Text">**Escenario 3: Pedido Telefónico**</text:p>
      <text:p text:style-name="Preformatted_20_Text">Un empleado con acceso de cajero toma el pedido telefónico, ingresa manualmente el número de mesa (o crea un pedido sin mesa) y lo envía a cocina.</text:p>
      <text:p text:style-name="Preformatted_20_Text"/>
      <text:p text:style-name="Preformatted_20_Text">**Escenario 4: Reposición de Inventario**</text:p>
      <text:p text:style-name="Preformatted_20_Text">El administrador recibe una alerta de stock bajo, verifica el inventario, compra los insumos necesarios y actualiza las cantidades en el sistema.</text:p>
      <text:p text:style-name="Preformatted_20_Text"/>
      <text:p text:style-name="Preformatted_20_Text">---</text:p>
      <text:p text:style-name="Preformatted_20_Text"/>
      <text:p text:style-name="Preformatted_20_Text">## 2. Arquitectura del Sistema</text:p>
      <text:p text:style-name="Preformatted_20_Text"/>
      <text:p text:style-name="Preformatted_20_Text">### 2.1 Componentes del Backend</text:p>
      <text:p text:style-name="Preformatted_20_Text"/>
      <text:p text:style-name="Preformatted_20_Text">El backend del sistema está construido con Node.js y TypeScript, utilizando Express como framework principal. La arquitectura sigue el patrón de capas bien definido que separa las responsabilidades:</text:p>
      <text:p text:style-name="Preformatted_20_Text"/>
      <text:p text:style-name="Preformatted_20_Text">**Servidor HTTP (Express)**</text:p>
      <text:p text:style-name="Preformatted_20_Text">El servidor Express actúa como el punto central de entrada para todas las solicitudes HTTP. Maneja el enrutamiento de URLs a los endpoints correspondientes, aplica middleware de autenticación y autorización, comprime las respuestas para optimizar el ancho de banda, y sirve archivos estáticos como imágenes de productos.</text:p>
      <text:p text:style-name="Preformatted_20_Text"/>
      <text:p text:style-name="Preformatted_20_Text">**Base de Datos (SQLite + Prisma)**</text:p>
      <text:p text:style-name="Preformatted_20_Text">La base de datos utiliza SQLite, una base de datos embebida que no requiere configuración de servidor. Prisma es el ORM (Object-Relational Mapper) que facilita las operaciones de base de datos mediante un esquema tipado. El archivo de base de datos `dev.db` se encuentra en la carpeta `prisma/` y contiene todas las tablas del sistema.</text:p>
      <text:p text:style-name="Preformatted_20_Text"/>
      <text:p text:style-name="Preformatted_20_Text"><text:soft-page-break/>**Motor de WebSocket (Socket.io)**</text:p>
      <text:p text:style-name="Preformatted_20_Text">Socket.io proporciona comunicación bidireccional en tiempo real entre el servidor y los clientes. Esto permite que cuando un cliente hace un pedido, la cocina lo reciba instantáneamente sin polling ni recargas de página.</text:p>
      <text:p text:style-name="Preformatted_20_Text"/>
      <text:p text:style-name="Preformatted_20_Text">**Sistema de Licencia**</text:p>
      <text:p text:style-name="Preformatted_20_Text">Un módulo de verificación de licencia genera una clave única basada en la dirección MAC del servidor. Esto previene la instalación no autorizada del sistema en múltiples máquinas.</text:p>
      <text:p text:style-name="Preformatted_20_Text"/>
      <text:p text:style-name="Preformatted_20_Text">### 2.2 Estructura de la Base de Datos</text:p>
      <text:p text:style-name="Preformatted_20_Text"/>
      <text:p text:style-name="Preformatted_20_Text">La base de datos está organizada en las siguientes entidades principales:</text:p>
      <text:p text:style-name="Preformatted_20_Text"/>
      <text:p text:style-name="Preformatted_20_Text">**Usuarios (User)**</text:p>
      <text:p text:style-name="Preformatted_20_Text">Almacena las credenciales y roles de los empleados. Cada usuario tiene un nombre de usuario único, contraseña hasheada (segura) y un rol que determina sus permisos.</text:p>
      <text:p text:style-name="Preformatted_20_Text"/>
      <text:p text:style-name="Preformatted_20_Text">**Categorías (Categoria)**</text:p>
      <text:p text:style-name="Preformatted_20_Text">Representa las categorías del menú como "Bebidas Calientes", "Bebidas Frías", "Comidas", etc. Cada categoría puede tener una imagen asociada.</text:p>
      <text:p text:style-name="Preformatted_20_Text"/>
      <text:p text:style-name="Preformatted_20_Text">**Insumos (Insumo)**</text:p>
      <text:p text:style-name="Preformatted_20_Text">Son los ingredientes brutos del inventario como "Café Grano", "Leche", "Carne", etc. Cada insumo tiene un stock actual, una unidad de medida y un stock mínimo para alertas.</text:p>
      <text:p text:style-name="Preformatted_20_Text"/>
      <text:p text:style-name="Preformatted_20_Text">**Productos (Producto)**</text:p>
      <text:p text:style-name="Preformatted_20_Text">Son los items del menú que se venden a los clientes como "Expresso Doble", "Hamburguesa Clásica", etc. Cada producto tiene precio, imagen, categoría y está activo/inactivo.</text:p>
      <text:p text:style-name="Preformatted_20_Text"/>
      <text:p text:style-name="Preformatted_20_Text">**Recetas (IngredienteProducto)**</text:p>
      <text:p text:style-name="Preformatted_20_Text">Define la relación entre productos e insumos con cantidades. Indica cuánto de cada insumo se necesita para producir un producto. Esta relación es fundamental para el cálculo automático de stock.</text:p>
      <text:p text:style-name="Preformatted_20_Text"/>
      <text:p text:style-name="Preformatted_20_Text">**Pedidos (Pedido)**</text:p>
      <text:p text:style-name="Preformatted_20_Text">Registra cada orden realizada, incluyendo mesa, total, estado (PENDIENTE, LISTO, PAGADO, CANCELADO) y fecha/hora.</text:p>
      <text:p text:style-name="Preformatted_20_Text"/>
      <text:p text:style-name="Preformatted_20_Text">**Detalles de Pedido (DetallePedido)**</text:p>
      <text:p text:style-name="Preformatted_20_Text">Cada pedido contiene múltiples detalles que especifican qué productos se orderedon, en qué cantidad y si hay exclusiones de ingredientes.</text:p>
      <text:p text:style-name="Preformatted_20_Text"/>
      <text:p text:style-name="Preformatted_20_Text">**Reseñas (Resena)**</text:p>
      <text:p text:style-name="Preformatted_20_Text">Permite a los clientes deixar opiniones y calificaciones sobre su experiencia.</text:p>
      <text:p text:style-name="Preformatted_20_Text"/>
      <text:p text:style-name="Preformatted_20_Text">**Configuración (Config)**</text:p>
      <text:p text:style-name="Preformatted_20_Text">Almacena la configuración general del establecimiento como nombre, horarios, cargos adicionales y preferencias.</text:p>
      <text:p text:style-name="Preformatted_20_Text"/>
      <text:p text:style-name="Preformatted_20_Text">**Licencia (License)**</text:p>
      <text:p text:style-name="Preformatted_20_Text">Registra la activación del sistema vinculándola al identificador único de la máquina.</text:p>
      <text:p text:style-name="Preformatted_20_Text"/>
      <text:p text:style-name="Preformatted_20_Text">### 2.3 Flujo de Datos en Tiempo Real</text:p>
      <text:p text:style-name="Preformatted_20_Text"/>
      <text:p text:style-name="Preformatted_20_Text">El sistema utiliza eventos WebSocket para mantener sincronizadas todas las pantallas conectadas:</text:p>
      <text:p text:style-name="Preformatted_20_Text"/>
      <text:p text:style-name="Preformatted_20_Text">**Evento: nuevo-pedido**</text:p>
      <text:p text:style-name="Preformatted_20_Text">Se emite cuando un cliente envía un pedido. La cocina recibe este evento y <text:soft-page-break/>muestra el nuevo pedido inmediatamente.</text:p>
      <text:p text:style-name="Preformatted_20_Text"/>
      <text:p text:style-name="Preformatted_20_Text">**Evento: pedido-actualizado**</text:p>
      <text:p text:style-name="Preformatted_20_Text">Se emite cuando cambia el estado de un pedido (por ejemplo, cuando cocina lo marca como listo). Actualiza las vistas de caja y cliente.</text:p>
      <text:p text:style-name="Preformatted_20_Text"/>
      <text:p text:style-name="Preformatted_20_Text">**Evento: stock-actualizado**</text:p>
      <text:p text:style-name="Preformatted_20_Text">Se emite cuando cambia el inventario. Esto puede marcar productos como agotados si el stock llega a cero.</text:p>
      <text:p text:style-name="Preformatted_20_Text"/>
      <text:p text:style-name="Preformatted_20_Text">**Evento: alerta-stock**</text:p>
      <text:p text:style-name="Preformatted_20_Text">Se emite cuando algún insumo baja de su stock mínimo. Notifica a cocina y administración.</text:p>
      <text:p text:style-name="Preformatted_20_Text"/>
      <text:p text:style-name="Preformatted_20_Text">**Evento: actualizar-menu**</text:p>
      <text:p text:style-name="Preformatted_20_Text">Se emite cuando se modifican productos o categorías. Fuerza a los clientes a recargar el menú.</text:p>
      <text:p text:style-name="Preformatted_20_Text"/>
      <text:p text:style-name="Preformatted_20_Text">### 2.4 Protocolo de Seguridad</text:p>
      <text:p text:style-name="Preformatted_20_Text"/>
      <text:p text:style-name="Preformatted_20_Text">El sistema implementa múltiples capas de seguridad:</text:p>
      <text:p text:style-name="Preformatted_20_Text"/>
      <text:p text:style-name="Preformatted_20_Text">**Autenticación JWT**</text:p>
      <text:p text:style-name="Preformatted_20_Text">Cada usuario que inicia sesión recibe un token JWT (JSON Web Token) que debe enviar en el header de Authorization para solicitudes protegidas. El token expira después de 8 horas.</text:p>
      <text:p text:style-name="Preformatted_20_Text"/>
      <text:p text:style-name="Preformatted_20_Text">**Control de Roles**</text:p>
      <text:p text:style-name="Preformatted_20_Text">Los endpoints están protegidos según el rol del usuario:</text:p>
      <text:p text:style-name="Preformatted_20_Text">- ADMIN: Acceso completo a todas las funciones</text:p>
      <text:p text:style-name="Preformatted_20_Text">- COCINA: Puede ver y actualizar pedidos</text:p>
      <text:p text:style-name="Preformatted_20_Text">- CAJA: Puede cobrar y ver mesas</text:p>
      <text:p text:style-name="Preformatted_20_Text"/>
      <text:p text:style-name="Preformatted_20_Text">**Contraseñas Hasheadas**</text:p>
      <text:p text:style-name="Preformatted_20_Text">Las contraseñas nunca se almacenan en texto plano. Se utiliza bcrypt con salt de 10 rounds para hashearlas.</text:p>
      <text:p text:style-name="Preformatted_20_Text"/>
      <text:p text:style-name="Preformatted_20_Text">**Validación de Datos**</text:p>
      <text:p text:style-name="Preformatted_20_Text">Zod valida todos los datos entrantes para prevenir ataques de inyección y datos malformados.</text:p>
      <text:p text:style-name="Preformatted_20_Text"/>
      <text:p text:style-name="Preformatted_20_Text">---</text:p>
      <text:p text:style-name="Preformatted_20_Text"/>
      <text:p text:style-name="Preformatted_20_Text">## 3. Credenciales y Roles de Acceso</text:p>
      <text:p text:style-name="Preformatted_20_Text"/>
      <text:p text:style-name="Preformatted_20_Text">### 3.1 Usuarios por Defecto</text:p>
      <text:p text:style-name="Preformatted_20_Text"/>
      <text:p text:style-name="Preformatted_20_Text">El sistema se instala con las siguientes cuentas de usuario preconfiguradas:</text:p>
      <text:p text:style-name="Preformatted_20_Text"/>
      <text:p text:style-name="Preformatted_20_Text">**Usuario Administrador**</text:p>
      <text:p text:style-name="Preformatted_20_Text">```</text:p>
      <text:p text:style-name="Preformatted_20_Text">Nombre de usuario: admin</text:p>
      <text:p text:style-name="Preformatted_20_Text">Contraseña: admin123</text:p>
      <text:p text:style-name="Preformatted_20_Text">Rol: ADMIN</text:p>
      <text:p text:style-name="Preformatted_20_Text">Permisos: Acceso completo al sistema</text:p>
      <text:p text:style-name="Preformatted_20_Text">```</text:p>
      <text:p text:style-name="Preformatted_20_Text"/>
      <text:p text:style-name="Preformatted_20_Text">**Usuario Cocina**</text:p>
      <text:p text:style-name="Preformatted_20_Text">```</text:p>
      <text:p text:style-name="Preformatted_20_Text">Nombre de usuario: cocina</text:p>
      <text:p text:style-name="Preformatted_20_Text">Contraseña: cocina123</text:p>
      <text:p text:style-name="Preformatted_20_Text">Rol: COCINA</text:p>
      <text:p text:style-name="Preformatted_20_Text">Permisos: Ver pedidos pendientes, marcar como listo, ajustar cantidades</text:p>
      <text:p text:style-name="Preformatted_20_Text">```</text:p>
      <text:p text:style-name="P1"><text:soft-page-break/>**Usuario <text:span text:style-name="T1">Caja</text:span>**</text:p>
      <text:p text:style-name="P1">```</text:p>
      <text:p text:style-name="P1">Nombre de usuario: <text:span text:style-name="T1">caja</text:span></text:p>
      <text:p text:style-name="P1">Contraseña: <text:span text:style-name="T1">caja123</text:span></text:p>
      <text:p text:style-name="P1">Rol: <text:span text:style-name="T1">CAJA</text:span></text:p>
      <text:p text:style-name="P1">Permisos: <text:span text:style-name="T1">Marcar pedidos como pagados, crear pedidos manualmente.</text:span></text:p>
      <text:p text:style-name="P1">```</text:p>
      <text:p text:style-name="Preformatted_20_Text"/>
      <text:p text:style-name="Preformatted_20_Text">**Nota Importante**: Es recomendable cambiar estas contraseñas inmediatamente después del primer uso por motivos de seguridad.</text:p>
      <text:p text:style-name="Preformatted_20_Text"/>
      <text:p text:style-name="Preformatted_20_Text">### 3.2 Roles del Sistema</text:p>
      <text:p text:style-name="Preformatted_20_Text"/>
      <text:p text:style-name="Preformatted_20_Text">**ROL: ADMIN**</text:p>
      <text:p text:style-name="Preformatted_20_Text">El administrador tiene acceso completo a todas las funciones del sistema. Esto incluye:</text:p>
      <text:p text:style-name="Preformatted_20_Text">- Gestión de usuarios (crear, eliminar, modificar roles)</text:p>
      <text:p text:style-name="Preformatted_20_Text">- Configuración global del establecimiento</text:p>
      <text:p text:style-name="Preformatted_20_Text">- Gestión completa del menú (productos, categorías, recetas)</text:p>
      <text:p text:style-name="Preformatted_20_Text">- Control total del inventario</text:p>
      <text:p text:style-name="Preformatted_20_Text">- Visualización de todos los reportes y métricas</text:p>
      <text:p text:style-name="Preformatted_20_Text">- Acceso al historial completo de pedidos</text:p>
      <text:p text:style-name="Preformatted_20_Text">- Gestión de reseñas</text:p>
      <text:p text:style-name="Preformatted_20_Text">- Activación y licencia del sistema</text:p>
      <text:p text:style-name="Preformatted_20_Text"/>
      <text:p text:style-name="Preformatted_20_Text">**ROL: COCINA**</text:p>
      <text:p text:style-name="Preformatted_20_Text">El personal de cocina tiene acceso limitado a las funciones operativas de su área:</text:p>
      <text:p text:style-name="Preformatted_20_Text">- Visualizar pedidos pendientes en tiempo real</text:p>
      <text:p text:style-name="Preformatted_20_Text">- Marcar pedidos como listos</text:p>
      <text:p text:style-name="Preformatted_20_Text">- Ajustar cantidades de productos en pedidos</text:p>
      <text:p text:style-name="Preformatted_20_Text">- Eliminar productos de pedidos</text:p>
      <text:p text:style-name="Preformatted_20_Text">- Ver alertas de stock bajo</text:p>
      <text:p text:style-name="Preformatted_20_Text">- No puede cobrar ni acceder a funciones administrativas</text:p>
      <text:p text:style-name="Preformatted_20_Text"/>
      <text:p text:style-name="Preformatted_20_Text">**ROL: CAJA**</text:p>
      <text:p text:style-name="Preformatted_20_Text">El personal de caja tiene acceso a las funciones comerciales:</text:p>
      <text:p text:style-name="Preformatted_20_Text">- Ver mesas abiertas y pedidos asociados</text:p>
      <text:p text:style-name="Preformatted_20_Text">- Cobrar cuentas de clientes</text:p>
      <text:p text:style-name="Preformatted_20_Text">- Generar e imprimir tickets</text:p>
      <text:p text:style-name="Preformatted_20_Text">- Acceso limitado al historial</text:p>
      <text:p text:style-name="Preformatted_20_Text">- No puede modificar productos ni configuración</text:p>
      <text:p text:style-name="Preformatted_20_Text"/>
      <text:p text:style-name="Preformatted_20_Text">### 3.3 Agregar Nuevos Usuarios</text:p>
      <text:p text:style-name="Preformatted_20_Text"/>
      <text:p text:style-name="Preformatted_20_Text">Para crear usuarios adicionales, sigue estos pasos:</text:p>
      <text:p text:style-name="Preformatted_20_Text"/>
      <text:p text:style-name="Preformatted_20_Text">1. Inicia sesión con una cuenta de ADMIN</text:p>
      <text:p text:style-name="Preformatted_20_Text">2. Navega a "Gestión de Usuarios" en el panel de administración</text:p>
      <text:p text:style-name="Preformatted_20_Text">3. Haz clic en el botón para agregar nuevo usuario</text:p>
      <text:p text:style-name="Preformatted_20_Text">4. Ingresa el nombre de usuario (mínimo 3 caracteres)</text:p>
      <text:p text:style-name="Preformatted_20_Text">5. Ingresa la contraseña (mínimo 6 caracteres)</text:p>
      <text:p text:style-name="Preformatted_20_Text">6. Selecciona el rol apropiado</text:p>
      <text:p text:style-name="Preformatted_20_Text">7. Guarda el nuevo usuario</text:p>
      <text:p text:style-name="Preformatted_20_Text"/>
      <text:p text:style-name="Preformatted_20_Text">**Consideraciones**:</text:p>
      <text:p text:style-name="Preformatted_20_Text">- Los nombres de usuario deben ser únicos en el sistema</text:p>
      <text:p text:style-name="Preformatted_20_Text">- Cada rol tiene permisos específicos que no pueden excederse</text:p>
      <text:p text:style-name="Preformatted_20_Text">- Los administradores no pueden eliminarse a sí mismos</text:p>
      <text:p text:style-name="Preformatted_20_Text">- Se recomienda mantener mínimo dos administradores por si uno está ausente</text:p>
      <text:p text:style-name="Preformatted_20_Text"/>
      <text:p text:style-name="Preformatted_20_Text">---</text:p>
      <text:p text:style-name="Preformatted_20_Text"/>
      <text:p text:style-name="Preformatted_20_Text">## 4. Flujo de Trabajo General</text:p>
      <text:p text:style-name="Preformatted_20_Text"><text:soft-page-break/></text:p>
      <text:p text:style-name="Preformatted_20_Text">### 4.1 Ciclo de Vida de un Pedido</text:p>
      <text:p text:style-name="Preformatted_20_Text"/>
      <text:p text:style-name="Preformatted_20_Text">Todo pedido en el sistema pasa por una serie de estados bien definidos:</text:p>
      <text:p text:style-name="Preformatted_20_Text"/>
      <text:p text:style-name="Preformatted_20_Text">**Estado 1: PENDIENTE**</text:p>
      <text:p text:style-name="Preformatted_20_Text">El pedido ha sido creado por el cliente o el cajero y está esperando a ser preparado. En este estado, los productos aparecen en la pantalla de cocina con un borde amarillo. El total aún no ha sido cobrado.</text:p>
      <text:p text:style-name="Preformatted_20_Text"/>
      <text:p text:style-name="Preformatted_20_Text">**Estado 2: LISTO**</text:p>
      <text:p text:style-name="Preformatted_20_Text">El personal de cocina ha terminado de preparar el pedido. El pedido desaparece de la vista de cocina activa y aparece como listo para recoger/pagar. Los clientes pueden ver el estado actualizado en sus widgets.</text:p>
      <text:p text:style-name="Preformatted_20_Text"/>
      <text:p text:style-name="Preformatted_20_Text">**Estado 3: PAGADO**</text:p>
      <text:p text:style-name="Preformatted_20_Text">El cajero ha recibido el pago y cerrado la cuenta. El pedido pasa al historial. Este es el estado final para pedidos completados exitosamente.</text:p>
      <text:p text:style-name="Preformatted_20_Text"/>
      <text:p text:style-name="Preformatted_20_Text">**Estado 4: CANCELADO**</text:p>
      <text:p text:style-name="Preformatted_20_Text">El pedido ha sido cancelado antes de ser completado. Si el pedido fue cancelado después de enviarse a cocina, el sistema devuelve automáticamente los ingredientes al inventario.</text:p>
      <text:p text:style-name="Preformatted_20_Text"/>
      <text:p text:style-name="Preformatted_20_Text">### 4.2 Diagrama del Flujo de Pedidos</text:p>
      <text:p text:style-name="Preformatted_20_Text"/>
      <text:p text:style-name="Preformatted_20_Text">```</text:p>
      <text:p text:style-name="Preformatted_20_Text"><text:s text:c="20"/>┌─────────────────┐</text:p>
      <text:p text:style-name="Preformatted_20_Text"><text:s text:c="20"/>│ <text:s/>Cliente hace <text:s text:c="2"/>│</text:p>
      <text:p text:style-name="Preformatted_20_Text"><text:s text:c="20"/>│ <text:s text:c="3"/>Pedido <text:s text:c="6"/>│</text:p>
      <text:p text:style-name="Preformatted_20_Text"><text:s text:c="20"/>└────────┬────────┘</text:p>
      <text:p text:style-name="Preformatted_20_Text"><text:s text:c="29"/>│</text:p>
      <text:p text:style-name="Preformatted_20_Text"><text:s text:c="29"/>▼</text:p>
      <text:p text:style-name="Preformatted_20_Text"><text:s text:c="20"/>┌─────────────────┐</text:p>
      <text:p text:style-name="Preformatted_20_Text"><text:s text:c="20"/>│ <text:s text:c="2"/>PENDIENTE <text:s text:c="4"/>│</text:p>
      <text:p text:style-name="Preformatted_20_Text"><text:s text:c="20"/>│ <text:s/>(En Cocina) <text:s text:c="3"/>│ <text:s text:c="13"/></text:p>
      <text:p text:style-name="Preformatted_20_Text"><text:s text:c="20"/>└────────┬────────┘ <text:s text:c="13"/></text:p>
      <text:p text:style-name="Preformatted_20_Text"><text:s text:c="29"/>│ <text:s text:c="22"/></text:p>
      <text:p text:style-name="Preformatted_20_Text"><text:s text:c="14"/>┌──────────────┼───────────┐ <text:s text:c="7"/></text:p>
      <text:p text:style-name="Preformatted_20_Text"><text:s text:c="14"/>│ <text:s text:c="13"/>│ <text:s text:c="10"/>│ <text:s text:c="7"/></text:p>
      <text:p text:style-name="Preformatted_20_Text"><text:s text:c="14"/>▼ <text:s text:c="13"/>▼ <text:s text:c="10"/>▼ <text:s text:c="7"/></text:p>
      <text:p text:style-name="Preformatted_20_Text"><text:s text:c="8"/>┌──────────┐ <text:s/>┌──────────┐ <text:s/>┌──────────┐ <text:s text:c="4"/></text:p>
      <text:p text:style-name="P1"><text:s text:c="8"/>│ Marcar <text:s text:c="2"/>│ <text:s/>│ Ajustar <text:s/>│ <text:s/>│Cancelar <text:s/>│─────┐</text:p>
      <text:p text:style-name="Preformatted_20_Text"><text:s text:c="8"/>│ <text:s/>Listo <text:s text:c="2"/>│ <text:s/>│Cantidades│ <text:s/>│ Pedido <text:s text:c="2"/>│ <text:s text:c="4"/>│</text:p>
      <text:p text:style-name="P1"><text:s text:c="8"/>└────┬─────┘ <text:s/>└────┬─────┘ <text:s/>└──────────┘ <text:s text:c="4"/>│</text:p>
      <text:p text:style-name="P1"><text:s text:c="13"/>│ <text:s text:c="12"/>│ <text:s text:c="24"/>│</text:p>
      <text:p text:style-name="P1"><text:s text:c="13"/>└─────────┬───┘ <text:s text:c="24"/>│</text:p>
      <text:p text:style-name="Preformatted_20_Text"><text:s text:c="23"/>│ <text:s text:c="28"/>│</text:p>
      <text:p text:style-name="Preformatted_20_Text"><text:s text:c="23"/>▼ <text:s text:c="28"/>▼</text:p>
      <text:p text:style-name="Preformatted_20_Text"><text:s text:c="16"/>┌─────────────────┐ <text:s text:c="8"/>┌─────────────────┐</text:p>
      <text:p text:style-name="Preformatted_20_Text"><text:s text:c="16"/>│ <text:s text:c="5"/>LISTO <text:s text:c="5"/>│ <text:s text:c="8"/>│ <text:s text:c="3"/>CANCELADO <text:s text:c="3"/>│</text:p>
      <text:p text:style-name="Preformatted_20_Text"><text:s text:c="16"/>│ <text:s/>(Para Cobrar) <text:s/>│ <text:s text:c="8"/>│ <text:span text:style-name="T1">(</text:span>Stock Devuelto<text:span text:style-name="T1">)</text:span>│</text:p>
      <text:p text:style-name="Preformatted_20_Text"><text:s text:c="16"/>└────────┬────────┘ <text:s text:c="8"/>└─────────────────┘</text:p>
      <text:p text:style-name="P1"><text:s text:c="25"/>│</text:p>
      <text:p text:style-name="P1"><text:s text:c="25"/>▼</text:p>
      <text:p text:style-name="Preformatted_20_Text"><text:s text:c="16"/>┌─────────────────┐</text:p>
      <text:p text:style-name="Preformatted_20_Text"><text:s text:c="16"/>│ <text:s text:c="4"/>PAGADO <text:s text:c="5"/>│</text:p>
      <text:p text:style-name="Preformatted_20_Text"><text:s text:c="16"/>│ <text:s text:c="2"/>(Historial) <text:s text:c="2"/>│</text:p>
      <text:p text:style-name="Preformatted_20_Text"><text:s text:c="16"/>└─────────────────┘</text:p>
      <text:p text:style-name="Preformatted_20_Text">```</text:p>
      <text:p text:style-name="Preformatted_20_Text"/>
      <text:p text:style-name="Preformatted_20_Text">### 4.3 Proceso de Descuente de Inventario</text:p>
      <text:p text:style-name="Preformatted_20_Text"/>
      <text:p text:style-name="Preformatted_20_Text">El inventario se descuenta en dos momentos diferentes del ciclo de vida:</text:p>
      <text:p text:style-name="Preformatted_20_Text"><text:soft-page-break/></text:p>
      <text:p text:style-name="Preformatted_20_Text">**Momento 1: Al Crear el Pedido**</text:p>
      <text:p text:style-name="Preformatted_20_Text">Cuando el cliente envía el pedido, el sistema verifica si hay suficientes ingredientes. Si los hay, descuenta inmediatamente el stock. Esto previene que otro pedido agote los ingredientes mientras se está procesando.</text:p>
      <text:p text:style-name="Preformatted_20_Text"/>
      <text:p text:style-name="Preformatted_20_Text">**Momento 2: Al Cancelar un Pedido**</text:p>
      <text:p text:style-name="Preformatted_20_Text">Si un pedido es cancelado (y no estaba ya pagado), el sistema devuelve automáticamente al inventario los ingredientes que habían sido descontados.</text:p>
      <text:p text:style-name="Preformatted_20_Text"/>
      <text:p text:style-name="Preformatted_20_Text">### 4.4 Manejo de Productos Agotados</text:p>
      <text:p text:style-name="Preformatted_20_Text"/>
      <text:p text:style-name="Preformatted_20_Text">El sistema maneja automáticamente los productos agotados:</text:p>
      <text:p text:style-name="Preformatted_20_Text"/>
      <text:p text:style-name="Preformatted_20_Text">1. Cuando el stock de algún ingrediente llega a cero, el producto correspondiente se marca como "agotado"</text:p>
      <text:p text:style-name="Preformatted_20_Text">2. Los clientes ven el producto con estado agotado y no pueden agregarlo al carrito</text:p>
      <text:p text:style-name="Preformatted_20_Text">3. El sistema envía una alerta de stock bajo al personal</text:p>
      <text:p text:style-name="Preformatted_20_Text">4. Cuando se repone el stock, el producto vuelve a estar disponible automáticamente</text:p>
      <text:p text:style-name="Preformatted_20_Text">5. Todas las pantallas conectadas reciben la actualización en tiempo real</text:p>
      <text:p text:style-name="Preformatted_20_Text"/>
      <text:p text:style-name="Preformatted_20_Text">---</text:p>
      <text:p text:style-name="Preformatted_20_Text"/>
      <text:p text:style-name="Preformatted_20_Text">## 5. Manual del Cliente (Público)</text:p>
      <text:p text:style-name="Preformatted_20_Text"/>
      <text:p text:style-name="Preformatted_20_Text">### 5.1 Acceso al Menú</text:p>
      <text:p text:style-name="Preformatted_20_Text"/>
      <text:p text:style-name="Preformatted_20_Text">Los clientes pueden acceder al sistema de pedidos de dos maneras:</text:p>
      <text:p text:style-name="Preformatted_20_Text"/>
      <text:p text:style-name="Preformatted_20_Text">**Opción 1: Código QR en la Mesa**</text:p>
      <text:p text:style-name="Preformatted_20_Text">Cada mesa tiene un código QR impreso que, al escanearlo con un teléfono, abre directamente el menú con el número de mesa preconfigurado. Esta es la forma más común y recomendada.</text:p>
      <text:p text:style-name="Preformatted_20_Text"/>
      <text:p text:style-name="Preformatted_20_Text">**Opción 2: URL Directa**</text:p>
      <text:p text:style-name="Preformatted_20_Text">Si un cliente conoce la dirección del sistema, puede acceder manualmente y seleccionar su mesa al inicio.</text:p>
      <text:p text:style-name="Preformatted_20_Text"/>
      <text:p text:style-name="Preformatted_20_Text">**Opción 3: Modo Para Llevar**</text:p>
      <text:p text:style-name="Preformatted_20_Text">Si el cliente no está en una mesa, puede usar el sistema <text:span text:style-name="T2">seleccionando un QR extra con numero de</text:span> mesa <text:span text:style-name="T2">asignada para llevar</text:span> (modo "para llevar").</text:p>
      <text:p text:style-name="Preformatted_20_Text"/>
      <text:p text:style-name="Preformatted_20_Text">### 5.2 Navegación por Categorías</text:p>
      <text:p text:style-name="Preformatted_20_Text"/>
      <text:p text:style-name="Preformatted_20_Text">La pantalla principal muestra todas las categorías disponibles:</text:p>
      <text:p text:style-name="Preformatted_20_Text"/>
      <text:p text:style-name="Preformatted_20_Text">**Paso 1**: Visualiza las tarjetas de categoría en la pantalla de inicio</text:p>
      <text:p text:style-name="Preformatted_20_Text"/>
      <text:p text:style-name="Preformatted_20_Text">**Paso 2**: Toca o haz clic en la categoría que deseas explorar</text:p>
      <text:p text:style-name="Preformatted_20_Text"/>
      <text:p text:style-name="Preformatted_20_Text">**Paso 3**: Se muestran los productos de esa categoría</text:p>
      <text:p text:style-name="Preformatted_20_Text"/>
      <text:p text:style-name="Preformatted_20_Text">**Categorías Típicas**:</text:p>
      <text:p text:style-name="Preformatted_20_Text">- Bebidas Calientes: Café, té, chocolate</text:p>
      <text:p text:style-name="Preformatted_20_Text">- Bebidas Frías: Refrescos, jugos, frappé</text:p>
      <text:p text:style-name="Preformatted_20_Text">- Comidas: Hamburguesas, pizzas, sandwiches</text:p>
      <text:p text:style-name="Preformatted_20_Text">- Postres: Pasteles, helado, dulces</text:p>
      <text:p text:style-name="Preformatted_20_Text"/>
      <text:p text:style-name="Preformatted_20_Text">### 5.3 Visualización de Productos</text:p>
      <text:p text:style-name="Preformatted_20_Text"/>
      <text:p text:style-name="Preformatted_20_Text">Cada producto se muestra con:</text:p>
      <text:p text:style-name="Preformatted_20_Text"/>
      <text:p text:style-name="Preformatted_20_Text"><text:soft-page-break/>**Imagen**: Foto atractiva del plato o bebida</text:p>
      <text:p text:style-name="Preformatted_20_Text"/>
      <text:p text:style-name="Preformatted_20_Text">**Nombre**: Título del producto</text:p>
      <text:p text:style-name="Preformatted_20_Text"/>
      <text:p text:style-name="Preformatted_20_Text">**Precio**: Precio en la moneda local</text:p>
      <text:p text:style-name="Preformatted_20_Text"/>
      <text:p text:style-name="Preformatted_20_Text">**Estado**:</text:p>
      <text:p text:style-name="Preformatted_20_Text">- Disponible: Se muestra normalmente</text:p>
      <text:p text:style-name="Preformatted_20_Text">- Agotado: Indicador de no disponible, no se puede agregar al carrito</text:p>
      <text:p text:style-name="Preformatted_20_Text"/>
      <text:p text:style-name="Preformatted_20_Text">### 5.4 Agregar al Carrito</text:p>
      <text:p text:style-name="Preformatted_20_Text"/>
      <text:p text:style-name="Preformatted_20_Text">**Para agregar un producto**:</text:p>
      <text:p text:style-name="Preformatted_20_Text"/>
      <text:p text:style-name="Preformatted_20_Text">1. Toca el producto que deseas</text:p>
      <text:p text:style-name="Preformatted_20_Text">2. Elige la cantidad deseada (por defecto es 1)</text:p>
      <text:p text:style-name="Preformatted_20_Text">3. Opcional: Agrega notas especiales (ej: "sin cebolla")</text:p>
      <text:p text:style-name="Preformatted_20_Text">4. Toca "Agregar al Carrito"</text:p>
      <text:p text:style-name="Preformatted_20_Text"/>
      <text:p text:style-name="Preformatted_20_Text">**El sistema verifica**:</text:p>
      <text:p text:style-name="Preformatted_20_Text">- Stock disponible en tiempo real</text:p>
      <text:p text:style-name="Preformatted_20_Text">- Si el producto está agotado, muestra un mensaje y no permite agregar</text:p>
      <text:p text:style-name="Preformatted_20_Text">- Si no hay suficiente para la cantidad solicitada, limita la cantidad máxima</text:p>
      <text:p text:style-name="Preformatted_20_Text"/>
      <text:p text:style-name="Preformatted_20_Text">### 5.5 El Carrito de Compras</text:p>
      <text:p text:style-name="Preformatted_20_Text"/>
      <text:p text:style-name="Preformatted_20_Text">**Acceso al Carrito**:</text:p>
      <text:p text:style-name="Preformatted_20_Text">- El icono del carrito está siempre visible en la pantalla</text:p>
      <text:p text:style-name="Preformatted_20_Text">- Muestra el número de items actualmente en el carrito</text:p>
      <text:p text:style-name="Preformatted_20_Text"/>
      <text:p text:style-name="Preformatted_20_Text">**Ver Contenido**:</text:p>
      <text:p text:style-name="Preformatted_20_Text">1. Toca el icono del carrito</text:p>
      <text:p text:style-name="Preformatted_20_Text">2. Se despliega la lista de productos agregados</text:p>
      <text:p text:style-name="Preformatted_20_Text">3. Muestra cantidades, precios individuales y total</text:p>
      <text:p text:style-name="Preformatted_20_Text"/>
      <text:p text:style-name="Preformatted_20_Text">**Modificar el Carrito**:</text:p>
      <text:p text:style-name="Preformatted_20_Text">- Aumentar cantidad: Toca el botón "+"</text:p>
      <text:p text:style-name="Preformatted_20_Text">- Disminuir cantidad: Toca el botón "-"</text:p>
      <text:p text:style-name="Preformatted_20_Text">- Eliminar producto: Toca el botón de basura</text:p>
      <text:p text:style-name="Preformatted_20_Text">- Vaciar todo: Opción de limpiar completamente</text:p>
      <text:p text:style-name="Preformatted_20_Text"/>
      <text:p text:style-name="Preformatted_20_Text">**Notas Importantes**:</text:p>
      <text:p text:style-name="Preformatted_20_Text">- El sistema reserva stock provisionalmente mientras el cliente navega</text:p>
      <text:p text:style-name="Preformatted_20_Text">- Si otro cliente agota el stock, verás una actualización</text:p>
      <text:p text:style-name="Preformatted_20_Text">- El precio mostrado es el vigente al momento de enviar</text:p>
      <text:p text:style-name="Preformatted_20_Text"/>
      <text:p text:style-name="Preformatted_20_Text">### 5.6 Enviar el Pedido</text:p>
      <text:p text:style-name="Preformatted_20_Text"/>
      <text:p text:style-name="Preformatted_20_Text">**Paso 1**: Verifica que tu mesa esté correctamente seleccionada</text:p>
      <text:p text:style-name="Preformatted_20_Text"/>
      <text:p text:style-name="Preformatted_20_Text">**Paso 2**: Confirma los items del carrito</text:p>
      <text:p text:style-name="Preformatted_20_Text"/>
      <text:p text:style-name="Preformatted_20_Text">**Paso 3**: Toca "Enviar Pedido"</text:p>
      <text:p text:style-name="Preformatted_20_Text"/>
      <text:p text:style-name="Preformatted_20_Text">**Paso 4**: Espera la confirmación en pantalla</text:p>
      <text:p text:style-name="Preformatted_20_Text"/>
      <text:p text:style-name="Preformatted_20_Text">**Después de Enviar**:</text:p>
      <text:p text:style-name="Preformatted_20_Text">- El pedido va directamente a cocina</text:p>
      <text:p text:style-name="Preformatted_20_Text">- Puedes ver el estado de tu pedido en el widget de seguimiento</text:p>
      <text:p text:style-name="Preformatted_20_Text">- Cuando esté listo, recibirás notificación visual</text:p>
      <text:p text:style-name="Preformatted_20_Text"/>
      <text:p text:style-name="Preformatted_20_Text">### 5.7 Widget de Estado del Pedido</text:p>
      <text:p text:style-name="Preformatted_20_Text"/>
      <text:p text:style-name="Preformatted_20_Text">Si tienes un pedido activo, aparece un widget que muestra:</text:p>
      <text:p text:style-name="Preformatted_20_Text"><text:soft-page-break/></text:p>
      <text:p text:style-name="Preformatted_20_Text">**Estados posibles**:</text:p>
      <text:p text:style-name="Preformatted_20_Text">- Preparando: Tu pedido está siendo cocinado</text:p>
      <text:p text:style-name="Preformatted_20_Text">- Listo: Tu pedido está listo para recoger</text:p>
      <text:p text:style-name="Preformatted_20_Text">- Entregado: Ya fue entregado (para pagos posteriores)</text:p>
      <text:p text:style-name="Preformatted_20_Text"/>
      <text:p text:style-name="Preformatted_20_Text">**El widget muestra**:</text:p>
      <text:p text:style-name="Preformatted_20_Text">- Mesa actual</text:p>
      <text:p text:style-name="Preformatted_20_Text">- Estado del pedido más reciente</text:p>
      <text:p text:style-name="Preformatted_20_Text">- Tiempo transcurrido desde el pedido</text:p>
      <text:p text:style-name="Preformatted_20_Text"/>
      <text:p text:style-name="Preformatted_20_Text">### 5.8 Dejar una Reseña</text:p>
      <text:p text:style-name="Preformatted_20_Text"/>
      <text:p text:style-name="Preformatted_20_Text">**Acceso**:</text:p>
      <text:p text:style-name="Preformatted_20_Text">- Hay un botón de estrella visible en la pantalla principal</text:p>
      <text:p text:style-name="Preformatted_20_Text"/>
      <text:p text:style-name="Preformatted_20_Text">**Cómo dejar una reseña**:</text:p>
      <text:p text:style-name="Preformatted_20_Text"/>
      <text:p text:style-name="Preformatted_20_Text">1. Toca el botón de estrella</text:p>
      <text:p text:style-name="Preformatted_20_Text">2. Califíca con estrellas (1 a 5)</text:p>
      <text:p text:style-name="Preformatted_20_Text">3. Opcional: Agrega un comentario</text:p>
      <text:p text:style-name="Preformatted_20_Text">4. Indica tu número de mesa (auto-completado si estás logueado)</text:p>
      <text:p text:style-name="Preformatted_20_Text">5. Envía la reseña</text:p>
      <text:p text:style-name="Preformatted_20_Text"/>
      <text:p text:style-name="Preformatted_20_Text">**Las reseñas**:</text:p>
      <text:p text:style-name="Preformatted_20_Text">- Son revisadas por administradores</text:p>
      <text:p text:style-name="Preformatted_20_Text">- Pueden filtrarse por fecha y calificación</text:p>
      <text:p text:style-name="Preformatted_20_Text">- Ayudan a mejorar el servicio</text:p>
      <text:p text:style-name="Preformatted_20_Text"/>
      <text:p text:style-name="Preformatted_20_Text">---</text:p>
      <text:p text:style-name="Preformatted_20_Text"/>
      <text:p text:style-name="Preformatted_20_Text">## 6. Manual del Personal de Cocina</text:p>
      <text:p text:style-name="Preformatted_20_Text"/>
      <text:p text:style-name="Preformatted_20_Text">### 6.1 Acceso a la Pantalla de Cocina</text:p>
      <text:p text:style-name="Preformatted_20_Text"/>
      <text:p text:style-name="Preformatted_20_Text">**Credenciales Requeridas**:</text:p>
      <text:p text:style-name="Preformatted_20_Text">- Nombre de usuario y contraseña de rol COCINA o ADMIN</text:p>
      <text:p text:style-name="Preformatted_20_Text"/>
      <text:p text:style-name="Preformatted_20_Text">**Pasos para acceder**:</text:p>
      <text:p text:style-name="Preformatted_20_Text"/>
      <text:p text:style-name="Preformatted_20_Text">1. Abre la aplicación en un navegador</text:p>
      <text:p text:style-name="Preformatted_20_Text">2. Inicia sesión con tus credenciales</text:p>
      <text:p text:style-name="Preformatted_20_Text">3. Si tienes rol COCINA, eres redirigido automáticamente</text:p>
      <text:p text:style-name="Preformatted_20_Text">4. Si eres ADMIN, navega desde el dashboard</text:p>
      <text:p text:style-name="Preformatted_20_Text"/>
      <text:p text:style-name="Preformatted_20_Text">**La pantalla de cocina**:</text:p>
      <text:p text:style-name="Preformatted_20_Text">- Diseñada para verse en pantallas grandes (TV o monitor)</text:p>
      <text:p text:style-name="Preformatted_20_Text">- Muestra pedidos pendientes en tarjetas</text:p>
      <text:p text:style-name="Preformatted_20_Text">- Se actualiza automáticamente en tiempo real</text:p>
      <text:p text:style-name="Preformatted_20_Text"/>
      <text:p text:style-name="Preformatted_20_Text">### 6.2 Visualización de Pedidos</text:p>
      <text:p text:style-name="Preformatted_20_Text"/>
      <text:p text:style-name="Preformatted_20_Text">**Diseño de la Pantalla**:</text:p>
      <text:p text:style-name="Preformatted_20_Text"/>
      <text:p text:style-name="Preformatted_20_Text">La pantalla está dividida en columnas que muestran los pedidos pendientes:</text:p>
      <text:p text:style-name="Preformatted_20_Text"/>
      <text:p text:style-name="Preformatted_20_Text">**Tarjeta de Pedido содержит**:</text:p>
      <text:p text:style-name="Preformatted_20_Text">- Número de mesa</text:p>
      <text:p text:style-name="Preformatted_20_Text">- ID del pedido</text:p>
      <text:p text:style-name="Preformatted_20_Text">- Lista de productos con cantidades</text:p>
      <text:p text:style-name="Preformatted_20_Text">- Notas especiales</text:p>
      <text:p text:style-name="Preformatted_20_Text">- Botones de acción</text:p>
      <text:p text:style-name="Preformatted_20_Text"/>
      <text:p text:style-name="Preformatted_20_Text">**Ejemplo de Tarjeta**:</text:p>
      <text:p text:style-name="Preformatted_20_Text"><text:soft-page-break/></text:p>
      <text:p text:style-name="Preformatted_20_Text">```</text:p>
      <text:p text:style-name="Preformatted_20_Text">┌─────────────────────────────────┐</text:p>
      <text:p text:style-name="P2">│ Mesa 5 <text:s text:c="17"/>#1234 <text:s text:c="2"/>│</text:p>
      <text:p text:style-name="Preformatted_20_Text">├─────────────────────────────────┤</text:p>
      <text:p text:style-name="Preformatted_20_Text">│ 2x Hamburguesa Clásica <text:s text:c="9"/>│</text:p>
      <text:p text:style-name="Preformatted_20_Text">│ <text:s text:c="2"/>(sin cebolla) <text:s text:c="16"/>│</text:p>
      <text:p text:style-name="Preformatted_20_Text">│ 1x Papas Fritas <text:s text:c="16"/>│</text:p>
      <text:p text:style-name="Preformatted_20_Text">│ 1x Refresco Cola <text:s text:c="15"/>│</text:p>
      <text:p text:style-name="Preformatted_20_Text">├─────────────────────────────────┤</text:p>
      <text:p text:style-name="Preformatted_20_Text">│ [Cancelar] <text:s text:c="3"/>[✓ Listo] <text:s text:c="8"/>│</text:p>
      <text:p text:style-name="Preformatted_20_Text">└─────────────────────────────────┘</text:p>
      <text:p text:style-name="Preformatted_20_Text">```</text:p>
      <text:p text:style-name="Preformatted_20_Text"/>
      <text:p text:style-name="Preformatted_20_Text">### 6.3 Marcar Pedido como Listo</text:p>
      <text:p text:style-name="Preformatted_20_Text"/>
      <text:p text:style-name="Preformatted_20_Text">**Proceso**:</text:p>
      <text:p text:style-name="Preformatted_20_Text"/>
      <text:p text:style-name="Preformatted_20_Text">1. Localiza el pedido que acabas de preparar</text:p>
      <text:p text:style-name="Preformatted_20_Text">2. Verifica que todos los items estén completos</text:p>
      <text:p text:style-name="Preformatted_20_Text">3. Toca el botón verde "Listo"</text:p>
      <text:p text:style-name="Preformatted_20_Text"/>
      <text:p text:style-name="Preformatted_20_Text">**Efectos de esta acción**:</text:p>
      <text:p text:style-name="Preformatted_20_Text">- El pedido desaparece de la pantalla de cocina activa</text:p>
      <text:p text:style-name="Preformatted_20_Text">- El cajero recibe notificación de que el pedido está listo</text:p>
      <text:p text:style-name="Preformatted_20_Text">- El cliente puede ver el cambio en su widget de seguimiento</text:p>
      <text:p text:style-name="Preformatted_20_Text">- El estado cambia a LISTO en el sistema</text:p>
      <text:p text:style-name="Preformatted_20_Text"/>
      <text:p text:style-name="Preformatted_20_Text">**Sonido de confirmación**:</text:p>
      <text:p text:style-name="Preformatted_20_Text">- Opcionalmente puedes activar notificaciones de audio</text:p>
      <text:p text:style-name="Preformatted_20_Text">- Un sonido reproduce cuando llega un nuevo pedido</text:p>
      <text:p text:style-name="Preformatted_20_Text"/>
      <text:p text:style-name="Preformatted_20_Text">### 6.4 Ajuste de Cantidades Durante Preparación</text:p>
      <text:p text:style-name="Preformatted_20_Text"/>
      <text:p text:style-name="Preformatted_20_Text">**Funcionalidad de Ajuste Rápido**:</text:p>
      <text:p text:style-name="Preformatted_20_Text"/>
      <text:p text:style-name="Preformatted_20_Text">La cocina puede modificar pedidos en tiempo real:</text:p>
      <text:p text:style-name="Preformatted_20_Text"/>
      <text:p text:style-name="Preformatted_20_Text">**Aumentar Cantidad**:</text:p>
      <text:p text:style-name="Preformatted_20_Text">1. Toca el botón "+" en el producto</text:p>
      <text:p text:style-name="Preformatted_20_Text">2. El sistema verifica stock disponible</text:p>
      <text:p text:style-name="Preformatted_20_Text">3. Si hay stock, la cantidad aumenta</text:p>
      <text:p text:style-name="Preformatted_20_Text">4. El total del pedido se actualiza</text:p>
      <text:p text:style-name="Preformatted_20_Text"/>
      <text:p text:style-name="Preformatted_20_Text">**Reducir Cantidad**:</text:p>
      <text:p text:style-name="Preformatted_20_Text">1. Toca el botón "-" en el producto</text:p>
      <text:p text:style-name="Preformatted_20_Text">2. Si queda 1 unidad, el producto se elimina</text:p>
      <text:p text:style-name="Preformatted_20_Text">3. El stock se devuelve automáticamente</text:p>
      <text:p text:style-name="Preformatted_20_Text"/>
      <text:p text:style-name="Preformatted_20_Text">**Eliminar Producto Completo**:</text:p>
      <text:p text:style-name="Preformatted_20_Text">1. Toca el botón de basura 🗑️</text:p>
      <text:p text:style-name="Preformatted_20_Text">2. Confirma la eliminación</text:p>
      <text:p text:style-name="Preformatted_20_Text">3. El producto se quita del pedido</text:p>
      <text:p text:style-name="Preformatted_20_Text">4. El stock se devuelve al inventario</text:p>
      <text:p text:style-name="Preformatted_20_Text"/>
      <text:p text:style-name="Preformatted_20_Text">**Verificar Stock para Aumentar**:</text:p>
      <text:p text:style-name="Preformatted_20_Text">- El botón "+" se desactiva si no hay suficiente stock</text:p>
      <text:p text:style-name="Preformatted_20_Text">- Pasa el mouse sobre el botón para ver el tooltip de estado</text:p>
      <text:p text:style-name="Preformatted_20_Text"/>
      <text:p text:style-name="Preformatted_20_Text">### 6.5 Cancelación de Pedidos</text:p>
      <text:p text:style-name="Preformatted_20_Text"/>
      <text:p text:style-name="Preformatted_20_Text">**Cancelar Pedido Completo**:</text:p>
      <text:p text:style-name="Preformatted_20_Text"/>
      <text:p text:style-name="Preformatted_20_Text">1. Toca el botón rojo "Cancelar"</text:p>
      <text:p text:style-name="Preformatted_20_Text"><text:soft-page-break/>2. Aparece un modal de confirmación</text:p>
      <text:p text:style-name="Preformatted_20_Text">3. Lee las advertencias</text:p>
      <text:p text:style-name="Preformatted_20_Text">4. Confirma o cancela la acción</text:p>
      <text:p text:style-name="Preformatted_20_Text"/>
      <text:p text:style-name="Preformatted_20_Text">**Efectos de la cancelación**:</text:p>
      <text:p text:style-name="Preformatted_20_Text">- El pedido desaparece de cocina</text:p>
      <text:p text:style-name="Preformatted_20_Text">- El estado cambia a CANCELADO</text:p>
      <text:p text:style-name="Preformatted_20_Text">- Los ingredientes se devuelven al stock</text:p>
      <text:p text:style-name="Preformatted_20_Text">- El cliente recibe notificación</text:p>
      <text:p text:style-name="Preformatted_20_Text"/>
      <text:p text:style-name="Preformatted_20_Text">**Nota importante**: La cancelación solo deve utilizarse cuando el pedido no puede prepararse por razones válidas (ingredientes arruinados, error de orden, etc.)</text:p>
      <text:p text:style-name="Preformatted_20_Text"/>
      <text:p text:style-name="Preformatted_20_Text">### 6.6 Ver Exclusiones de Ingredientes</text:p>
      <text:p text:style-name="Preformatted_20_Text"/>
      <text:p text:style-name="Preformatted_20_Text">**Visualización de Exclusiones**:</text:p>
      <text:p text:style-name="Preformatted_20_Text"/>
      <text:p text:style-name="Preformatted_20_Text">Cuando un cliente pide un producto sin ciertos ingredientes, aparecen etiquetas:</text:p>
      <text:p text:style-name="Preformatted_20_Text"/>
      <text:p text:style-name="Preformatted_20_Text">```</text:p>
      <text:p text:style-name="Preformatted_20_Text">2x Hamburguesa Clásica</text:p>
      <text:p text:style-name="Preformatted_20_Text">┌─────────────────────────┐</text:p>
      <text:p text:style-name="Preformatted_20_Text">│ 🔸 Sin cebolla <text:s text:c="9"/>│</text:p>
      <text:p text:style-name="Preformatted_20_Text">│ 🔸 Sin tomate <text:s text:c="10"/>│</text:p>
      <text:p text:style-name="Preformatted_20_Text">└─────────────────────────┘</text:p>
      <text:p text:style-name="Preformatted_20_Text">```</text:p>
      <text:p text:style-name="Preformatted_20_Text"/>
      <text:p text:style-name="Preformatted_20_Text">**Cómo manejar exclusiones**:</text:p>
      <text:p text:style-name="Preformatted_20_Text">- Lee las etiquetas de exclusión</text:p>
      <text:p text:style-name="Preformatted_20_Text">- Prepara el producto sin esos ingredientes</text:p>
      <text:p text:style-name="Preformatted_20_Text">- Verifica con el ticket si es necesario</text:p>
      <text:p text:style-name="Preformatted_20_Text"/>
      <text:p text:style-name="Preformatted_20_Text">### 6.7 Panel de Alertas de Stock</text:p>
      <text:p text:style-name="Preformatted_20_Text"/>
      <text:p text:style-name="Preformatted_20_Text">**Visualización de Alertas**:</text:p>
      <text:p text:style-name="Preformatted_20_Text"/>
      <text:p text:style-name="Preformatted_20_Text">Cuando hay insumos con stock bajo, aparece un panel lateral:</text:p>
      <text:p text:style-name="Preformatted_20_Text"/>
      <text:p text:style-name="Preformatted_20_Text">**Formato de Alerta**:</text:p>
      <text:p text:style-name="Preformatted_20_Text">```</text:p>
      <text:p text:style-name="Preformatted_20_Text">┌─────────────────────────┐</text:p>
      <text:p text:style-name="Preformatted_20_Text">│ ⚠️ STOCK BAJO <text:s text:c="10"/>│</text:p>
      <text:p text:style-name="Preformatted_20_Text">├─────────────────────────┤</text:p>
      <text:p text:style-name="Preformatted_20_Text">│ Café Grano: 450g <text:s text:c="7"/>│</text:p>
      <text:p text:style-name="Preformatted_20_Text">│ (Mínimo: 500g) <text:s text:c="9"/>│</text:p>
      <text:p text:style-name="Preformatted_20_Text">│ [Hacer clic para <text:s text:c="7"/>│</text:p>
      <text:p text:style-name="Preformatted_20_Text">│ <text:s text:c="2"/>ir a inventario] <text:s text:c="5"/>│</text:p>
      <text:p text:style-name="Preformatted_20_Text">├─────────────────────────┤</text:p>
      <text:p text:style-name="Preformatted_20_Text">│ Leche: 1800ml <text:s text:c="10"/>│</text:p>
      <text:p text:style-name="Preformatted_20_Text">│ (Mínimo: 2000ml) <text:s text:c="7"/>│</text:p>
      <text:p text:style-name="Preformatted_20_Text">└─────────────────────────┘</text:p>
      <text:p text:style-name="Preformatted_20_Text">```</text:p>
      <text:p text:style-name="Preformatted_20_Text"/>
      <text:p text:style-name="Preformatted_20_Text">**Acciones desde las alertas**:</text:p>
      <text:p text:style-name="Preformatted_20_Text">- ADMIN puede hacer clic para ir directamente a ajustar stock</text:p>
      <text:p text:style-name="Preformatted_20_Text">- COCINA puede ver qué productos estarán pronto agotados</text:p>
      <text:p text:style-name="Preformatted_20_Text"/>
      <text:p text:style-name="Preformatted_20_Text">**Notificaciones de audio**:</text:p>
      <text:p text:style-name="Preformatted_20_Text">- Sonido configurable en settings</text:p>
      <text:p text:style-name="Preformatted_20_Text">- Se reproduce cuando llega un nuevo pedido</text:p>
      <text:p text:style-name="Preformatted_20_Text">- Se puede activar/desactivar desde la pantalla</text:p>
      <text:p text:style-name="Preformatted_20_Text"/>
      <text:p text:style-name="Preformatted_20_Text">### 6.8 Conexión en Tiempo Real</text:p>
      <text:p text:style-name="Preformatted_20_Text"><text:soft-page-break/></text:p>
      <text:p text:style-name="Preformatted_20_Text">**Cómo funciona**:</text:p>
      <text:p text:style-name="Preformatted_20_Text">- La pantalla NO necesita recargarse manualmente</text:p>
      <text:p text:style-name="Preformatted_20_Text">- Cada cambio se transmite instantáneamente</text:p>
      <text:p text:style-name="Preformatted_20_Text">- Múltiples cooks pueden ver la misma pantalla</text:p>
      <text:p text:style-name="Preformatted_20_Text"/>
      <text:p text:style-name="Preformatted_20_Text">**Eventos que actualizan la pantalla**:</text:p>
      <text:p text:style-name="Preformatted_20_Text">- Nuevo pedido de cliente</text:p>
      <text:p text:style-name="Preformatted_20_Text">- Pedido cancelado desde caja</text:p>
      <text:p text:style-name="Preformatted_20_Text">- Stock repuesto por administrador</text:p>
      <text:p text:style-name="Preformatted_20_Text">- Ajuste de cantidades</text:p>
      <text:p text:style-name="Preformatted_20_Text"/>
      <text:p text:style-name="Preformatted_20_Text">---</text:p>
      <text:p text:style-name="Preformatted_20_Text"/>
      <text:p text:style-name="Preformatted_20_Text">## 7. Manual del Personal de Caja</text:p>
      <text:p text:style-name="Preformatted_20_Text"/>
      <text:p text:style-name="Preformatted_20_Text">### 7.1 Acceso a la Pantalla de Caja</text:p>
      <text:p text:style-name="Preformatted_20_Text"/>
      <text:p text:style-name="Preformatted_20_Text">**Credenciales Requeridas**:</text:p>
      <text:p text:style-name="Preformatted_20_Text">- Rol CAJA o ADMIN</text:p>
      <text:p text:style-name="Preformatted_20_Text"/>
      <text:p text:style-name="Preformatted_20_Text">**Pasos para acceder**:</text:p>
      <text:p text:style-name="Preformatted_20_Text"/>
      <text:p text:style-name="Preformatted_20_Text">1. Inicia sesión con tus credenciales</text:p>
      <text:p text:style-name="Preformatted_20_Text">2. Si eres CAJA, eres redirigido automáticamente</text:p>
      <text:p text:style-name="Preformatted_20_Text">3. Si eres ADMIN, navega a "Caja Registradora"</text:p>
      <text:p text:style-name="Preformatted_20_Text"/>
      <text:p text:style-name="Preformatted_20_Text">### 7.2 Visualización de Mesas</text:p>
      <text:p text:style-name="Preformatted_20_Text"/>
      <text:p text:style-name="Preformatted_20_Text">**Pantalla de Mesas**:</text:p>
      <text:p text:style-name="Preformatted_20_Text"/>
      <text:p text:style-name="Preformatted_20_Text">Muestra el estado de todas las mesas:</text:p>
      <text:p text:style-name="Preformatted_20_Text"/>
      <text:p text:style-name="Preformatted_20_Text">**Estados de Mesa**:</text:p>
      <text:p text:style-name="Preformatted_20_Text">- Libre: No hay pedidos activos</text:p>
      <text:p text:style-name="Preformatted_20_Text">- Abierta: Tiene pedidos pendientes/listos</text:p>
      <text:p text:style-name="Preformatted_20_Text">- Con Pedido Listo: Esperando pago</text:p>
      <text:p text:style-name="Preformatted_20_Text"/>
      <text:p text:style-name="Preformatted_20_Text">**Información por Mesa**:</text:p>
      <text:p text:style-name="Preformatted_20_Text">- Número de mesa</text:p>
      <text:p text:style-name="Preformatted_20_Text">- Total acumulado</text:p>
      <text:p text:style-name="Preformatted_20_Text">- Estado del pedido más reciente</text:p>
      <text:p text:style-name="Preformatted_20_Text">- Tiempo desde el pedido</text:p>
      <text:p text:style-name="Preformatted_20_Text"/>
      <text:p text:style-name="Preformatted_20_Text">### 7.3 Tomar Pedido en Mostrador</text:p>
      <text:p text:style-name="Preformatted_20_Text"/>
      <text:p text:style-name="Preformatted_20_Text">**Para pedidos telefónicos o en mostrador**:</text:p>
      <text:p text:style-name="Preformatted_20_Text"/>
      <text:p text:style-name="Preformatted_20_Text">1. Selecciona la opción de mesa manual</text:p>
      <text:p text:style-name="Preformatted_20_Text">2. Ingresa el número de mesa (o usa un número especial)</text:p>
      <text:p text:style-name="Preformatted_20_Text">3. El resto del proceso es igual que para clientes</text:p>
      <text:p text:style-name="Preformatted_20_Text"/>
      <text:p text:style-name="Preformatted_20_Text">**Pedidos sin mesa**:</text:p>
      <text:p text:style-name="Preformatted_20_Text">- Usa el modo "para llevar"</text:p>
      <text:p text:style-name="Preformatted_20_Text">- El proceso es igual pero sin mesa asociada</text:p>
      <text:p text:style-name="Preformatted_20_Text"/>
      <text:p text:style-name="Preformatted_20_Text">### 7.4 Cobrar una Cuenta</text:p>
      <text:p text:style-name="Preformatted_20_Text"/>
      <text:p text:style-name="Preformatted_20_Text">**Proceso de Cobro**:</text:p>
      <text:p text:style-name="Preformatted_20_Text"/>
      <text:p text:style-name="Preformatted_20_Text">1. Localiza la mesa con pedido listo</text:p>
      <text:p text:style-name="Preformatted_20_Text">2. Toca en la mesa para ver el detalle</text:p>
      <text:p text:style-name="Preformatted_20_Text">3. Verifica los items con el cliente</text:p>
      <text:p text:style-name="Preformatted_20_Text">4. Confirma el monto total</text:p>
      <text:p text:style-name="Preformatted_20_Text"><text:soft-page-break/>5. Procesa el pago</text:p>
      <text:p text:style-name="Preformatted_20_Text">6. Genera ticket si es necesario</text:p>
      <text:p text:style-name="Preformatted_20_Text"/>
      <text:p text:style-name="Preformatted_20_Text">**El cobro**:</text:p>
      <text:p text:style-name="Preformatted_20_Text"/>
      <text:p text:style-name="Preformatted_20_Text">1. Toca el botón de cobra<text:span text:style-name="T2">r</text:span></text:p>
      <text:p text:style-name="Preformatted_20_Text"><text:span text:style-name="T2">2</text:span>. Confirma el <text:span text:style-name="T2">pago</text:span> </text:p>
      <text:p text:style-name="Preformatted_20_Text"><text:span text:style-name="T2">3</text:span>. Imprime ticket si es necesario</text:p>
      <text:p text:style-name="Preformatted_20_Text"/>
      <text:p text:style-name="Preformatted_20_Text">**Efectos del cobro**:</text:p>
      <text:p text:style-name="Preformatted_20_Text">- El estado cambia a PAGADO</text:p>
      <text:p text:style-name="Preformatted_20_Text">- La mesa se libera para nuevos pedidos</text:p>
      <text:p text:style-name="Preformatted_20_Text">- El pedido pasa al historial</text:p>
      <text:p text:style-name="Preformatted_20_Text"/>
      <text:p text:style-name="Preformatted_20_Text">### 7.5 Generar Tickets</text:p>
      <text:p text:style-name="Preformatted_20_Text"/>
      <text:p text:style-name="Preformatted_20_Text">**Información en el Ticket**:</text:p>
      <text:p text:style-name="Preformatted_20_Text"/>
      <text:p text:style-name="Preformatted_20_Text">```</text:p>
      <text:p text:style-name="Preformatted_20_Text">================================</text:p>
      <text:p text:style-name="Preformatted_20_Text"><text:s text:c="5"/>CAFETERÍA EJEMPLO</text:p>
      <text:p text:style-name="Preformatted_20_Text"><text:s text:c="3"/>Calle Principal #123</text:p>
      <text:p text:style-name="Preformatted_20_Text"><text:s text:c="6"/>Tel: 555-1234</text:p>
      <text:p text:style-name="Preformatted_20_Text">================================</text:p>
      <text:p text:style-name="Preformatted_20_Text">Fecha: 06/02/2026 14:30</text:p>
      <text:p text:style-name="Preformatted_20_Text">Mesa: 5</text:p>
      <text:p text:style-name="Preformatted_20_Text">Pedido: #1234</text:p>
      <text:p text:style-name="Preformatted_20_Text">--------------------------------</text:p>
      <text:p text:style-name="Preformatted_20_Text">2x Hamburguesa Clásica <text:s/>$500 c/u</text:p>
      <text:p text:style-name="Preformatted_20_Text">1x Papas Fritas <text:s text:c="8"/>$150</text:p>
      <text:p text:style-name="Preformatted_20_Text">1x Refresco <text:s text:c="12"/>$80</text:p>
      <text:p text:style-name="Preformatted_20_Text">--------------------------------</text:p>
      <text:p text:style-name="Preformatted_20_Text">SUBTOTAL: <text:s text:c="13"/>$1,230</text:p>
      <text:p text:style-name="Preformatted_20_Text">Propina (10%): <text:s text:c="10"/>$123</text:p>
      <text:p text:style-name="Preformatted_20_Text">--------------------------------</text:p>
      <text:p text:style-name="Preformatted_20_Text">TOTAL: <text:s text:c="16"/>$1,353</text:p>
      <text:p text:style-name="Preformatted_20_Text">================================</text:p>
      <text:p text:style-name="Preformatted_20_Text"><text:s text:c="3"/>¡Gracias por su visita!</text:p>
      <text:p text:style-name="Preformatted_20_Text">================================</text:p>
      <text:p text:style-name="Preformatted_20_Text">```</text:p>
      <text:p text:style-name="Preformatted_20_Text"/>
      <text:p text:style-name="Preformatted_20_Text">**Opciones de ticket**:</text:p>
      <text:p text:style-name="Preformatted_20_Text">- Imprimir físico (si hay impresora configurada)</text:p>
      <text:p text:style-name="Preformatted_20_Text">- Enviar por email (si el cliente proporciona)</text:p>
      <text:p text:style-name="Preformatted_20_Text">- Mostrar código QR para escanear</text:p>
      <text:p text:style-name="Preformatted_20_Text"/>
      <text:p text:style-name="Preformatted_20_Text">### 7.6 Transferir Mesa</text:p>
      <text:p text:style-name="Preformatted_20_Text"/>
      <text:p text:style-name="Preformatted_20_Text">**Situación**: Un cliente quiere cambiar de mesa</text:p>
      <text:p text:style-name="Preformatted_20_Text"/>
      <text:p text:style-name="Preformatted_20_Text">**Pasos**:</text:p>
      <text:p text:style-name="Preformatted_20_Text"/>
      <text:p text:style-name="Preformatted_20_Text">1. Identifica la mesa origen y destino</text:p>
      <text:p text:style-name="Preformatted_20_Text">2. Informa al personal que hará la transferencia</text:p>
      <text:p text:style-name="Preformatted_20_Text">3. El sistema actualiza automáticamente</text:p>
      <text:p text:style-name="Preformatted_20_Text">4. El cliente recibe notificación</text:p>
      <text:p text:style-name="Preformatted_20_Text"/>
      <text:p text:style-name="Preformatted_20_Text">**Efecto**:</text:p>
      <text:p text:style-name="Preformatted_20_Text">- Todos los pedidos se mueven a la nueva mesa</text:p>
      <text:p text:style-name="Preformatted_20_Text">- El widget de seguimiento se actualiza</text:p>
      <text:p text:style-name="Preformatted_20_Text"/>
      <text:p text:style-name="Preformatted_20_Text">### 7.7 Ver Historial de la Día</text:p>
      <text:p text:style-name="Preformatted_20_Text"/>
      <text:p text:style-name="Preformatted_20_Text">**Reporte de Caja Diario**:</text:p>
      <text:p text:style-name="Preformatted_20_Text"><text:soft-page-break/></text:p>
      <text:p text:style-name="Preformatted_20_Text">1. Accede a "Reportes" o "Ventas"</text:p>
      <text:p text:style-name="Preformatted_20_Text">2. Verás el resumen del día comercial:</text:p>
      <text:p text:style-name="Preformatted_20_Text"><text:s text:c="3"/>- Total de ventas</text:p>
      <text:p text:style-name="Preformatted_20_Text"><text:s text:c="3"/>- Número de pedidos</text:p>
      <text:p text:style-name="Preformatted_20_Text"><text:s text:c="3"/>- Ticket promedio</text:p>
      <text:p text:style-name="Preformatted_20_Text"><text:s text:c="3"/>- Productos más vendidos</text:p>
      <text:p text:style-name="Preformatted_20_Text"/>
      <text:p text:style-name="Preformatted_20_Text">**Filtrar por Turno**:</text:p>
      <text:p text:style-name="Preformatted_20_Text">- El sistema considera horarios configurados</text:p>
      <text:p text:style-name="Preformatted_20_Text">- Si la cafetería abre a las 8 AM, las ventas antes de esa hora se cuentan como del día anterior</text:p>
      <text:p text:style-name="Preformatted_20_Text"/>
      <text:p text:style-name="Preformatted_20_Text">---</text:p>
      <text:p text:style-name="Preformatted_20_Text"/>
      <text:p text:style-name="Preformatted_20_Text">## 8. Manual del Administrador</text:p>
      <text:p text:style-name="Preformatted_20_Text"/>
      <text:p text:style-name="Preformatted_20_Text">### 8.1 Dashboard Principal</text:p>
      <text:p text:style-name="Preformatted_20_Text"/>
      <text:p text:style-name="Preformatted_20_Text">**Acceso**:</text:p>
      <text:p text:style-name="Preformatted_20_Text">- Login como ADMIN</text:p>
      <text:p text:style-name="Preformatted_20_Text">- Redirección automática al dashboard</text:p>
      <text:p text:style-name="Preformatted_20_Text"/>
      <text:p text:style-name="Preformatted_20_Text">**Componentes del Dashboard**:</text:p>
      <text:p text:style-name="Preformatted_20_Text"/>
      <text:p text:style-name="Preformatted_20_Text">```</text:p>
      <text:p text:style-name="Preformatted_20_Text">┌─────────────────────────────────────────────────────┐</text:p>
      <text:p text:style-name="Preformatted_20_Text">│ <text:s text:c="52"/>│</text:p>
      <text:p text:style-name="Preformatted_20_Text">│ <text:s text:c="2"/>PANEL DE CONTROL <text:s text:c="33"/>│</text:p>
      <text:p text:style-name="Preformatted_20_Text">│ <text:s text:c="2"/>Sistema de Administración <text:s text:c="24"/>│</text:p>
      <text:p text:style-name="Preformatted_20_Text">│ <text:s text:c="52"/>│</text:p>
      <text:p text:style-name="Preformatted_20_Text">│ <text:s/>┌─────────┐ <text:s/>┌─────────┐ <text:s/>┌─────────┐ <text:s text:c="13"/>│</text:p>
      <text:p text:style-name="P2">│ <text:s/>│ <text:s/>💸 <text:s text:c="4"/>│ <text:s/>│ <text:s/>👨‍🍳 <text:s text:c="4"/>│ <text:s/>│ <text:s/>📱 <text:s text:c="4"/>│ <text:s text:c="13"/>│</text:p>
      <text:p text:style-name="Preformatted_20_Text">│ <text:s/>│ <text:s/>Caja <text:s text:c="2"/>│ <text:s/>│ Cocina <text:s/>│ <text:s/>│ Menú <text:s text:c="3"/>│ <text:s text:c="13"/>│</text:p>
      <text:p text:style-name="Preformatted_20_Text">│ <text:s/>│ <text:s/>Abrir <text:s/>│ <text:s/>│ Ver <text:s text:c="4"/>│ <text:s/>│ Cliente │ <text:s text:c="13"/>│</text:p>
      <text:p text:style-name="Preformatted_20_Text">│ <text:s/>└─────────┘ <text:s/>└─────────┘ <text:s/>└─────────┘ <text:s text:c="13"/>│</text:p>
      <text:p text:style-name="Preformatted_20_Text">│ <text:s text:c="52"/>│</text:p>
      <text:p text:style-name="Preformatted_20_Text">│ <text:s/>┌─────────┐ <text:s/>┌─────────┐ <text:s/>┌─────────┐ <text:s text:c="13"/>│</text:p>
      <text:p text:style-name="Preformatted_20_Text">│ <text:s/>│ <text:s/>💰 <text:s text:c="4"/>│ <text:s/>│ <text:s/>🍔 <text:s text:c="4"/>│ <text:s/>│ <text:s/>📦 <text:s text:c="4"/>│ <text:s text:c="13"/>│</text:p>
      <text:p text:style-name="Preformatted_20_Text">│ <text:s/>│ Ventas <text:s/>│ <text:s/>│ Menú <text:s text:c="3"/>│ <text:s/>│ Stock <text:s text:c="2"/>│ <text:s text:c="13"/>│</text:p>
      <text:p text:style-name="Preformatted_20_Text">│ <text:s/>│ Reporte │ <text:s/>│Gestionar│ <text:s/>│ Alertas │ <text:s text:c="13"/>│</text:p>
      <text:p text:style-name="Preformatted_20_Text">│ <text:s/>└─────────┘ <text:s/>└─────────┘ <text:s/>└─────────┘ <text:s text:c="13"/>│</text:p>
      <text:p text:style-name="Preformatted_20_Text">│ <text:s text:c="52"/>│</text:p>
      <text:p text:style-name="Preformatted_20_Text">│ <text:s/>┌─────────┐ <text:s/>┌─────────┐ <text:s/>┌─────────┐ <text:s text:c="13"/>│</text:p>
      <text:p text:style-name="Preformatted_20_Text">│ <text:s/>│ <text:s/>📜 <text:s text:c="4"/>│ <text:s/>│ <text:s/>💬 <text:s text:c="4"/>│ <text:s/>│ <text:s/>⚙️ <text:s text:c="4"/>│ <text:s text:c="13"/>│</text:p>
      <text:p text:style-name="Preformatted_20_Text">│ <text:s/>│Historial│ <text:s/>│ Reseñas │ <text:s/>│Config <text:s text:c="2"/>│ <text:s text:c="13"/>│</text:p>
      <text:p text:style-name="Preformatted_20_Text">│ <text:s/>│Pedidos <text:s/>│ <text:s/>│ Ver <text:s text:c="4"/>│ <text:s/>│ Ajustes │ <text:s text:c="13"/>│</text:p>
      <text:p text:style-name="Preformatted_20_Text">│ <text:s/>└─────────┘ <text:s/>└─────────┘ <text:s/>└─────────┘ <text:s text:c="13"/>│</text:p>
      <text:p text:style-name="Preformatted_20_Text">│ <text:s text:c="52"/>│</text:p>
      <text:p text:style-name="Preformatted_20_Text">│ <text:s/>┌─────────┐ <text:s text:c="39"/>│</text:p>
      <text:p text:style-name="Preformatted_20_Text">│ <text:s/>│ <text:s/>👥 <text:s text:c="4"/>│ <text:s text:c="39"/>│</text:p>
      <text:p text:style-name="Preformatted_20_Text">│ <text:s/>│Usuarios │ <text:s text:c="39"/>│</text:p>
      <text:p text:style-name="Preformatted_20_Text">│ <text:s/>└─────────┘ <text:s text:c="39"/>│</text:p>
      <text:p text:style-name="Preformatted_20_Text">│ <text:s text:c="52"/>│</text:p>
      <text:p text:style-name="Preformatted_20_Text">└─────────────────────────────────────────────────────┘</text:p>
      <text:p text:style-name="Preformatted_20_Text">```</text:p>
      <text:p text:style-name="Preformatted_20_Text"/>
      <text:p text:style-name="Preformatted_20_Text">### 8.2 Gestión de Productos</text:p>
      <text:p text:style-name="Preformatted_20_Text"/>
      <text:p text:style-name="Preformatted_20_Text">**Acceso**: "Gestión de Menú" → "Productos"</text:p>
      <text:p text:style-name="Preformatted_20_Text"/>
      <text:p text:style-name="Preformatted_20_Text">**Acciones Disponibles**:</text:p>
      <text:p text:style-name="Preformatted_20_Text"/>
      <text:p text:style-name="Preformatted_20_Text">**Crear Nuevo Producto**:</text:p>
      <text:p text:style-name="Preformatted_20_Text"><text:soft-page-break/></text:p>
      <text:p text:style-name="Preformatted_20_Text">1. Haz clic en "Nuevo Plato"</text:p>
      <text:p text:style-name="Preformatted_20_Text">2. Completa los campos:</text:p>
      <text:p text:style-name="Preformatted_20_Text"><text:s text:c="3"/>- Nombre del producto</text:p>
      <text:p text:style-name="Preformatted_20_Text"><text:s text:c="3"/>- Precio</text:p>
      <text:p text:style-name="Preformatted_20_Text"><text:s text:c="3"/>- Categoría</text:p>
      <text:p text:style-name="Preformatted_20_Text"><text:s text:c="3"/>- Imagen (opcional)</text:p>
      <text:p text:style-name="Preformatted_20_Text">3. Guarda el producto</text:p>
      <text:p text:style-name="Preformatted_20_Text">4. Después, edita la receta para agregar ingredientes</text:p>
      <text:p text:style-name="Preformatted_20_Text"/>
      <text:p text:style-name="Preformatted_20_Text">**Editar Producto Existente**:</text:p>
      <text:p text:style-name="Preformatted_20_Text"/>
      <text:p text:style-name="Preformatted_20_Text">1. Busca el producto en la lista</text:p>
      <text:p text:style-name="Preformatted_20_Text">2. Haz clic para editar</text:p>
      <text:p text:style-name="Preformatted_20_Text">3. Modifica nombre, precio, categoría</text:p>
      <text:p text:style-name="Preformatted_20_Text">4. Guarda los cambios</text:p>
      <text:p text:style-name="Preformatted_20_Text"/>
      <text:p text:style-name="Preformatted_20_Text">**Activar/Desactivar Producto**:</text:p>
      <text:p text:style-name="Preformatted_20_Text">- Los productos desactivados no aparecen en el menú público</text:p>
      <text:p text:style-name="Preformatted_20_Text">- Si tiene historial de ventas, se "archiva" en lugar de borrar</text:p>
      <text:p text:style-name="Preformatted_20_Text"/>
      <text:p text:style-name="Preformatted_20_Text">**Eliminar Producto**:</text:p>
      <text:p text:style-name="Preformatted_20_Text"/>
      <text:p text:style-name="Preformatted_20_Text">1. Busca el producto</text:p>
      <text:p text:style-name="Preformatted_20_Text">2. Haz clic en eliminar</text:p>
      <text:p text:style-name="Preformatted_20_Text">3. Elige entre:</text:p>
      <text:p text:style-name="Preformatted_20_Text"><text:s text:c="3"/>- Archivar: Oculta el producto pero guarda historial</text:p>
      <text:p text:style-name="Preformatted_20_Text"><text:s text:c="3"/>- Eliminar permanentemente: Borra todo (solo si nunca se vendió)</text:p>
      <text:p text:style-name="Preformatted_20_Text"/>
      <text:p text:style-name="Preformatted_20_Text">### 8.3 Gestión de Categorías</text:p>
      <text:p text:style-name="Preformatted_20_Text"/>
      <text:p text:style-name="Preformatted_20_Text">**Acceso**: "Gestión de Menú" → (opción de categorías)</text:p>
      <text:p text:style-name="Preformatted_20_Text"/>
      <text:p text:style-name="Preformatted_20_Text">**Crear Categoría**:</text:p>
      <text:p text:style-name="Preformatted_20_Text">1. Ingresa el nombre</text:p>
      <text:p text:style-name="Preformatted_20_Text">2. Opcional: Agrega una imagen</text:p>
      <text:p text:style-name="Preformatted_20_Text">3. Guarda</text:p>
      <text:p text:style-name="Preformatted_20_Text"/>
      <text:p text:style-name="Preformatted_20_Text">**Editar Categoría**:</text:p>
      <text:p text:style-name="Preformatted_20_Text">1. Cambia el nombre o imagen</text:p>
      <text:p text:style-name="Preformatted_20_Text">2. Guarda</text:p>
      <text:p text:style-name="Preformatted_20_Text"/>
      <text:p text:style-name="Preformatted_20_Text">**Eliminar Categoría**:</text:p>
      <text:p text:style-name="Preformatted_20_Text">- Solo es posible si no tiene productos asignados</text:p>
      <text:p text:style-name="Preformatted_20_Text">- Si tiene productos, debes reubicarlos primero</text:p>
      <text:p text:style-name="Preformatted_20_Text"/>
      <text:p text:style-name="Preformatted_20_Text">**Orden de Categorías**:</text:p>
      <text:p text:style-name="Preformatted_20_Text">- El orden se define por el ID</text:p>
      <text:p text:style-name="Preformatted_20_Text">- Para cambiar el orden, debes editar los IDs o agregar un campo de orden</text:p>
      <text:p text:style-name="Preformatted_20_Text"/>
      <text:p text:style-name="Preformatted_20_Text">### 8.4 Gestión de Recetas (Ingredientes)</text:p>
      <text:p text:style-name="Preformatted_20_Text"/>
      <text:p text:style-name="Preformatted_20_Text">**Acceso**: "Gestión de Menú" → Editar producto → pestaña "Receta"</text:p>
      <text:p text:style-name="Preformatted_20_Text"/>
      <text:p text:style-name="Preformatted_20_Text">**Agregar Ingrediente a Producto**:</text:p>
      <text:p text:style-name="Preformatted_20_Text"/>
      <text:p text:style-name="Preformatted_20_Text">1. Selecciona el producto a editar</text:p>
      <text:p text:style-name="Preformatted_20_Text">2. Ve a la sección de receta</text:p>
      <text:p text:style-name="Preformatted_20_Text">3. Elige el insumo del inventario</text:p>
      <text:p text:style-name="Preformatted_20_Text">4. Ingresa la cantidad necesaria</text:p>
      <text:p text:style-name="Preformatted_20_Text">5. Indica si es esencial</text:p>
      <text:p text:style-name="Preformatted_20_Text">6. Guarda</text:p>
      <text:p text:style-name="Preformatted_20_Text"/>
      <text:p text:style-name="Preformatted_20_Text">**Ejemplo de Receta**:</text:p>
      <text:p text:style-name="Preformatted_20_Text"><text:soft-page-break/></text:p>
      <text:p text:style-name="Preformatted_20_Text">```</text:p>
      <text:p text:style-name="Preformatted_20_Text">Producto: Hamburguesa Clásica</text:p>
      <text:p text:style-name="Preformatted_20_Text"/>
      <text:p text:style-name="Preformatted_20_Text">┌────────────────┬────────────┬──────────┐</text:p>
      <text:p text:style-name="Preformatted_20_Text">│ <text:s text:c="2"/>Insumo <text:s text:c="6"/>│ <text:s/>Cantidad <text:s/>│ Esencial │</text:p>
      <text:p text:style-name="Preformatted_20_Text">├────────────────┼────────────┼──────────┤</text:p>
      <text:p text:style-name="Preformatted_20_Text">│ Pan Hamburguesa│ <text:s text:c="4"/>1 <text:s text:c="5"/>│ <text:s text:c="3"/>✓ <text:s text:c="4"/>│</text:p>
      <text:p text:style-name="Preformatted_20_Text">│ Carne Res <text:s text:c="5"/>│ <text:s text:c="2"/>150g <text:s text:c="4"/>│ <text:s text:c="3"/>✓ <text:s text:c="4"/>│</text:p>
      <text:p text:style-name="Preformatted_20_Text">│ Queso Gouda <text:s text:c="3"/>│ <text:s text:c="3"/>20g <text:s text:c="4"/>│ <text:s text:c="3"/>✗ <text:s text:c="4"/>│</text:p>
      <text:p text:style-name="Preformatted_20_Text">│ Salsa Tomate <text:s text:c="2"/>│ <text:s text:c="3"/>10ml <text:s text:c="3"/>│ <text:s text:c="3"/>✗ <text:s text:c="4"/>│</text:p>
      <text:p text:style-name="Preformatted_20_Text">└────────────────┴────────────┴──────────┘</text:p>
      <text:p text:style-name="Preformatted_20_Text">```</text:p>
      <text:p text:style-name="Preformatted_20_Text"/>
      <text:p text:style-name="Preformatted_20_Text">**Configurar Ingrediente como Esencial**:</text:p>
      <text:p text:style-name="Preformatted_20_Text">- Esencial: Si falta el ingrediente, el producto se marca como agotado</text:p>
      <text:p text:style-name="Preformatted_20_Text">- No esencial: El producto puede prepararse sin él</text:p>
      <text:p text:style-name="Preformatted_20_Text"/>
      <text:p text:style-name="Preformatted_20_Text">**Eliminar Ingrediente**:</text:p>
      <text:p text:style-name="Preformatted_20_Text">- Quita el ingrediente de la receta</text:p>
      <text:p text:style-name="Preformatted_20_Text">- El stock ya no se descuenta al vender</text:p>
      <text:p text:style-name="Preformatted_20_Text"/>
      <text:p text:style-name="Preformatted_20_Text">### 8.5 Gestión de Usuarios</text:p>
      <text:p text:style-name="Preformatted_20_Text"/>
      <text:p text:style-name="Preformatted_20_Text">**Acceso**: "Gestión de Usuarios"</text:p>
      <text:p text:style-name="Preformatted_20_Text"/>
      <text:p text:style-name="Preformatted_20_Text">**Crear Usuario**:</text:p>
      <text:p text:style-name="Preformatted_20_Text"/>
      <text:p text:style-name="Preformatted_20_Text">1. Haz clic en "Agregar Usuario"</text:p>
      <text:p text:style-name="Preformatted_20_Text">2. Completa:</text:p>
      <text:p text:style-name="Preformatted_20_Text"><text:s text:c="3"/>- Nombre de usuario</text:p>
      <text:p text:style-name="Preformatted_20_Text"><text:s text:c="3"/>- Contraseña</text:p>
      <text:p text:style-name="Preformatted_20_Text"><text:s text:c="3"/>- Rol (ADMIN, COCINA, CAJA)</text:p>
      <text:p text:style-name="Preformatted_20_Text">3. Guarda</text:p>
      <text:p text:style-name="Preformatted_20_Text"/>
      <text:p text:style-name="Preformatted_20_Text">**Modificar Usuario**:</text:p>
      <text:p text:style-name="Preformatted_20_Text">- Cambiar contraseña</text:p>
      <text:p text:style-name="Preformatted_20_Text">- Cambiar rol</text:p>
      <text:p text:style-name="Preformatted_20_Text"/>
      <text:p text:style-name="Preformatted_20_Text">**Eliminar Usuario**:</text:p>
      <text:p text:style-name="Preformatted_20_Text">- Selecciona el usuario</text:p>
      <text:p text:style-name="Preformatted_20_Text">- Confirma la eliminación</text:p>
      <text:p text:style-name="Preformatted_20_Text">- No puedes eliminarte a ti mismo</text:p>
      <text:p text:style-name="Preformatted_20_Text"/>
      <text:p text:style-name="Preformatted_20_Text">**Lista de Usuarios**:</text:p>
      <text:p text:style-name="Preformatted_20_Text">- Muestra todos los usuarios del sistema</text:p>
      <text:p text:style-name="Preformatted_20_Text">- Indica rol y estado</text:p>
      <text:p text:style-name="Preformatted_20_Text"/>
      <text:p text:style-name="Preformatted_20_Text">### 8.6 Gestión de Reseñas</text:p>
      <text:p text:style-name="Preformatted_20_Text"/>
      <text:p text:style-name="Preformatted_20_Text">**Acceso**: "Reseñas y Opiniones"</text:p>
      <text:p text:style-name="Preformatted_20_Text"/>
      <text:p text:style-name="Preformatted_20_Text">**Ver Reseñas**:</text:p>
      <text:p text:style-name="Preformatted_20_Text">- Lista todas las reseñas</text:p>
      <text:p text:style-name="Preformatted_20_Text">- Filtros por fecha</text:p>
      <text:p text:style-name="Preformatted_20_Text">- Filtros por calificación (estrellas)</text:p>
      <text:p text:style-name="Preformatted_20_Text"/>
      <text:p text:style-name="Preformatted_20_Text">**Eliminar Reseñas**:</text:p>
      <text:p text:style-name="Preformatted_20_Text">- Eliminar reseñas individuales</text:p>
      <text:p text:style-name="Preformatted_20_Text">- Eliminar todas las reseñas</text:p>
      <text:p text:style-name="Preformatted_20_Text"/>
      <text:p text:style-name="Preformatted_20_Text">**Analizar Feedback**:</text:p>
      <text:p text:style-name="Preformatted_20_Text">- Calificación promedio</text:p>
      <text:p text:style-name="Preformatted_20_Text">- Tendencias de satisfacción</text:p>
      <text:p text:style-name="Preformatted_20_Text"><text:soft-page-break/>- Comentarios recientes</text:p>
      <text:p text:style-name="Preformatted_20_Text"/>
      <text:p text:style-name="Preformatted_20_Text">---</text:p>
      <text:p text:style-name="Preformatted_20_Text"/>
      <text:p text:style-name="Preformatted_20_Text">## 9. Gestión de Inventario</text:p>
      <text:p text:style-name="Preformatted_20_Text"/>
      <text:p text:style-name="Preformatted_20_Text">### 9.1 Acceder al Inventario</text:p>
      <text:p text:style-name="Preformatted_20_Text"/>
      <text:p text:style-name="Preformatted_20_Text">**Acceso**: "Control de Inventario" o "Inventario"</text:p>
      <text:p text:style-name="Preformatted_20_Text"/>
      <text:p text:style-name="Preformatted_20_Text">**Pantalla de Inventario**:</text:p>
      <text:p text:style-name="Preformatted_20_Text"/>
      <text:p text:style-name="Preformatted_20_Text">Muestra todos los insumos con su stock actual:</text:p>
      <text:p text:style-name="Preformatted_20_Text"/>
      <text:p text:style-name="Preformatted_20_Text">```</text:p>
      <text:p text:style-name="Preformatted_20_Text">┌─────────────────────────────────────────────────────────────┐</text:p>
      <text:p text:style-name="Preformatted_20_Text">│ <text:s text:c="19"/>INVENTARIO <text:s text:c="30"/>│</text:p>
      <text:p text:style-name="Preformatted_20_Text">├─────────────────────────────────────────────────────────────┤</text:p>
      <text:p text:style-name="Preformatted_20_Text">│ <text:s text:c="60"/>│</text:p>
      <text:p text:style-name="Preformatted_20_Text">│ <text:s/>Insumo <text:s text:c="9"/>│ Stock <text:s text:c="3"/>│ Mínimo <text:s/>│ Estado <text:s text:c="3"/>│ Acciones│</text:p>
      <text:p text:style-name="Preformatted_20_Text">│ ─────────────────────────────────────────────────────────── │</text:p>
      <text:p text:style-name="Preformatted_20_Text">│ <text:s/>Café Grano <text:s text:c="5"/>│ 4500g <text:s text:c="3"/>│ 500g <text:s text:c="3"/>│ ⚠️ Bajo <text:s text:c="2"/>│ [+/-] <text:s text:c="2"/>│</text:p>
      <text:p text:style-name="Preformatted_20_Text">│ <text:s/>Leche Entera <text:s text:c="3"/>│ 18000ml <text:s/>│ 2000ml <text:s/>│ ✓ OK <text:s text:c="5"/>│ [+/-] <text:s text:c="2"/>│</text:p>
      <text:p text:style-name="Preformatted_20_Text">│ <text:s/>Azúcar <text:s text:c="9"/>│ 5000g <text:s text:c="3"/>│ 500g <text:s text:c="3"/>│ ✓ OK <text:s text:c="5"/>│ [+/-] <text:s text:c="2"/>│</text:p>
      <text:p text:style-name="Preformatted_20_Text">│ <text:s/>Pan Hamburguesa │ 95 u <text:s text:c="4"/>│ 20 u <text:s text:c="3"/>│ ⚠️ Bajo <text:s text:c="2"/>│ [+/-] <text:s text:c="2"/>│</text:p>
      <text:p text:style-name="Preformatted_20_Text">│ <text:s/>Carne Res <text:s text:c="6"/>│ 4500g <text:s text:c="3"/>│ 1000g <text:s text:c="2"/>│ ✓ OK <text:s text:c="5"/>│ [+/-] <text:s text:c="2"/>│</text:p>
      <text:p text:style-name="Preformatted_20_Text">│ <text:s/>Queso Gouda <text:s text:c="4"/>│ 2800g <text:s text:c="3"/>│ 500g <text:s text:c="3"/>│ ✓ OK <text:s text:c="5"/>│ [+/-] <text:s text:c="2"/>│</text:p>
      <text:p text:style-name="Preformatted_20_Text">│ <text:s/>Jamón Pierna <text:s text:c="3"/>│ 2900g <text:s text:c="3"/>│ 500g <text:s text:c="3"/>│ ✓ OK <text:s text:c="5"/>│ [+/-] <text:s text:c="2"/>│</text:p>
      <text:p text:style-name="Preformatted_20_Text">│ <text:s/>Harina Pizza <text:s text:c="3"/>│ 9800g <text:s text:c="3"/>│ 1000g <text:s text:c="2"/>│ ✓ OK <text:s text:c="5"/>│ [+/-] <text:s text:c="2"/>│</text:p>
      <text:p text:style-name="Preformatted_20_Text">│ <text:s/>Salsa Tomate <text:s text:c="3"/>│ 4950ml <text:s text:c="2"/>│ 500ml <text:s text:c="2"/>│ ✓ OK <text:s text:c="5"/>│ [+/-] <text:s text:c="2"/>│</text:p>
      <text:p text:style-name="Preformatted_20_Text">│ <text:s/>Limones <text:s text:c="8"/>│ 197 u <text:s text:c="3"/>│ 20 u <text:s text:c="3"/>│ ✓ OK <text:s text:c="5"/>│ [+/-] <text:s text:c="2"/>│</text:p>
      <text:p text:style-name="Preformatted_20_Text">│ <text:s/>Hielo <text:s text:c="10"/>│ 45 bags <text:s/>│ 5 bags <text:s/>│ ✓ OK <text:s text:c="5"/>│ [+/-] <text:s text:c="2"/>│</text:p>
      <text:p text:style-name="Preformatted_20_Text">│ <text:s text:c="60"/>│</text:p>
      <text:p text:style-name="Preformatted_20_Text">└─────────────────────────────────────────────────────────────┘</text:p>
      <text:p text:style-name="Preformatted_20_Text">```</text:p>
      <text:p text:style-name="Preformatted_20_Text"/>
      <text:p text:style-name="Preformatted_20_Text">### 9.2 Reponer Stock</text:p>
      <text:p text:style-name="Preformatted_20_Text"/>
      <text:p text:style-name="Preformatted_20_Text">**Reponer Insumo**:</text:p>
      <text:p text:style-name="Preformatted_20_Text"/>
      <text:p text:style-name="Preformatted_20_Text">1. Localiza el insumo</text:p>
      <text:p text:style-name="Preformatted_20_Text">2. Toca el botón de acción "+" o "Reponer"</text:p>
      <text:p text:style-name="Preformatted_20_Text">3. Ingresa la cantidad a agregar</text:p>
      <text:p text:style-name="Preformatted_20_Text">4. Confirma</text:p>
      <text:p text:style-name="Preformatted_20_Text"/>
      <text:p text:style-name="Preformatted_20_Text">**Ejemplo**: Reponer Café</text:p>
      <text:p text:style-name="Preformatted_20_Text">- Stock actual: 450g</text:p>
      <text:p text:style-name="Preformatted_20_Text">- Ingresa: 1000g</text:p>
      <text:p text:style-name="Preformatted_20_Text">- Nuevo stock: 1450g</text:p>
      <text:p text:style-name="Preformatted_20_Text"/>
      <text:p text:style-name="Preformatted_20_Text">**Efectos de la Reposición**:</text:p>
      <text:p text:style-name="Preformatted_20_Text">- El stock aumenta inmediatamente</text:p>
      <text:p text:style-name="Preformatted_20_Text">- Si estaba en alerta, sale de ella</text:p>
      <text:p text:style-name="Preformatted_20_Text">- Los productos relacionados ya no aparecen como agotados</text:p>
      <text:p text:style-name="Preformatted_20_Text">- Se notifica a cocina y clientes</text:p>
      <text:p text:style-name="Preformatted_20_Text"/>
      <text:p text:style-name="Preformatted_20_Text">### 9.3 Registrar Merma o Ajuste Negativo</text:p>
      <text:p text:style-name="Preformatted_20_Text"/>
      <text:p text:style-name="Preformatted_20_Text">**Gastar Stock Manualmente**:</text:p>
      <text:p text:style-name="Preformatted_20_Text"/>
      <text:p text:style-name="Preformatted_20_Text">1. Localiza el insumo</text:p>
      <text:p text:style-name="Preformatted_20_Text">2. Toca el botón "-" o "Gastar"</text:p>
      <text:p text:style-name="Preformatted_20_Text">3. Ingresa la cantidad a descontar</text:p>
      <text:p text:style-name="Preformatted_20_Text">4. Indica el motivo (opcional)</text:p>
      <text:p text:style-name="Preformatted_20_Text"><text:soft-page-break/>5. Confirma</text:p>
      <text:p text:style-name="Preformatted_20_Text"/>
      <text:p text:style-name="Preformatted_20_Text">**Usos típicos**:</text:p>
      <text:p text:style-name="Preformatted_20_Text">- Producto arruinado durante preparación</text:p>
      <text:p text:style-name="Preformatted_20_Text">- Control de mermas</text:p>
      <text:p text:style-name="Preformatted_20_Text">- Ajuste de inventario por conteo físico</text:p>
      <text:p text:style-name="Preformatted_20_Text"/>
      <text:p text:style-name="Preformatted_20_Text">### 9.4 Agregar Nuevo Insumo</text:p>
      <text:p text:style-name="Preformatted_20_Text"/>
      <text:p text:style-name="Preformatted_20_Text">**Crear Insumo Nuevo**:</text:p>
      <text:p text:style-name="Preformatted_20_Text"/>
      <text:p text:style-name="Preformatted_20_Text">1. Busca la opción "Agregar Insumo"</text:p>
      <text:p text:style-name="Preformatted_20_Text">2. Completa los campos:</text:p>
      <text:p text:style-name="Preformatted_20_Text"><text:s text:c="3"/>- Nombre del insumo</text:p>
      <text:p text:style-name="Preformatted_20_Text"><text:s text:c="3"/>- Unidad de medida (g, ml, u, bolsas, etc.)</text:p>
      <text:p text:style-name="Preformatted_20_Text"><text:s text:c="3"/>- Stock mínimo para alertas</text:p>
      <text:p text:style-name="Preformatted_20_Text">3. Guarda</text:p>
      <text:p text:style-name="Preformatted_20_Text"/>
      <text:p text:style-name="Preformatted_20_Text">**Configurar Stock Mínimo**:</text:p>
      <text:p text:style-name="Preformatted_20_Text">- Define cuándo quieres recibir alertas</text:p>
      <text:p text:style-name="Preformatted_20_Text">- Recomendación: 2-3 días de inventario típico</text:p>
      <text:p text:style-name="Preformatted_20_Text"/>
      <text:p text:style-name="Preformatted_20_Text">### 9.5 Eliminar Insumo</text:p>
      <text:p text:style-name="Preformatted_20_Text"/>
      <text:p text:style-name="Preformatted_20_Text">**Solo es posible si**:</text:p>
      <text:p text:style-name="Preformatted_20_Text">- El insumo no está usado en ninguna receta</text:p>
      <text:p text:style-name="Preformatted_20_Text">- No tiene historial de uso</text:p>
      <text:p text:style-name="Preformatted_20_Text"/>
      <text:p text:style-name="Preformatted_20_Text">**Proceso**:</text:p>
      <text:p text:style-name="Preformatted_20_Text">1. Busca el insumo</text:p>
      <text:p text:style-name="Preformatted_20_Text">2. Toca eliminar</text:p>
      <text:p text:style-name="Preformatted_20_Text">3. Confirma</text:p>
      <text:p text:style-name="Preformatted_20_Text"/>
      <text:p text:style-name="Preformatted_20_Text">**Si está en uso**:</text:p>
      <text:p text:style-name="Preformatted_20_Text">- Debes primero quitarlo de todas las recetas</text:p>
      <text:p text:style-name="Preformatted_20_Text">- Solo entonces podrás eliminarlo</text:p>
      <text:p text:style-name="Preformatted_20_Text"/>
      <text:p text:style-name="Preformatted_20_Text">### 9.6 Entender las Alertas</text:p>
      <text:p text:style-name="Preformatted_20_Text"/>
      <text:p text:style-name="Preformatted_20_Text">**Tipos de Alerta**:</text:p>
      <text:p text:style-name="Preformatted_20_Text"/>
      <text:p text:style-name="Preformatted_20_Text">**Alerta de Stock Bajo**:</text:p>
      <text:p text:style-name="Preformatted_20_Text">- Se activa cuando stock ≤ stock mínimo</text:p>
      <text:p text:style-name="Preformatted_20_Text">- Aparece en cocina y administración</text:p>
      <text:p text:style-name="Preformatted_20_Text">- El insumo muestra icono de advertencia</text:p>
      <text:p text:style-name="Preformatted_20_Text"/>
      <text:p text:style-name="Preformatted_20_Text">**Alerta de Agotamiento Inminente**:</text:p>
      <text:p text:style-name="Preformatted_20_Text">- Cuando stock = 0</text:p>
      <text:p text:style-name="Preformatted_20_Text">- Productos relacionados se marcan como agotados</text:p>
      <text:p text:style-name="Preformatted_20_Text">- No se pueden ordenar hasta reponer</text:p>
      <text:p text:style-name="Preformatted_20_Text"/>
      <text:p text:style-name="Preformatted_20_Text">**Alertas en Tiempo Real**:</text:p>
      <text:p text:style-name="Preformatted_20_Text">- Las alertas aparecen instantáneamente</text:p>
      <text:p text:style-name="Preformatted_20_Text">- Cuando el stock baja por un pedido</text:p>
      <text:p text:style-name="Preformatted_20_Text">- Cuando se agota por múltiples pedidos</text:p>
      <text:p text:style-name="Preformatted_20_Text"/>
      <text:p text:style-name="Preformatted_20_Text">---</text:p>
      <text:p text:style-name="Preformatted_20_Text"/>
      <text:p text:style-name="Preformatted_20_Text">## 10. Reportes y Analytics</text:p>
      <text:p text:style-name="Preformatted_20_Text"/>
      <text:p text:style-name="Preformatted_20_Text">### 10.1 Reporte de Ventas del Día</text:p>
      <text:p text:style-name="Preformatted_20_Text"/>
      <text:p text:style-name="Preformatted_20_Text">**Acceso**: "Caja y Reportes"</text:p>
      <text:p text:style-name="Preformatted_20_Text"/>
      <text:p text:style-name="Preformatted_20_Text"><text:soft-page-break/>**Métricas Principales**:</text:p>
      <text:p text:style-name="Preformatted_20_Text"/>
      <text:p text:style-name="Preformatted_20_Text">```</text:p>
      <text:p text:style-name="Preformatted_20_Text">┌─────────────────────────────────────────────────┐</text:p>
      <text:p text:style-name="Preformatted_20_Text">│ <text:s text:c="13"/>RESUMEN DEL DÍA <text:s text:c="19"/>│</text:p>
      <text:p text:style-name="Preformatted_20_Text">├─────────────────────────────────────────────────┤</text:p>
      <text:p text:style-name="Preformatted_20_Text">│ <text:s/>Período: 08:00 - 23:00 <text:s text:c="24"/>│</text:p>
      <text:p text:style-name="Preformatted_20_Text">│ ─────────────────────────────────────────────── │</text:p>
      <text:p text:style-name="Preformatted_20_Text">│ <text:s/>Subtotal Ventas: <text:s text:c="7"/>$12,450 <text:s text:c="15"/>│</text:p>
      <text:p text:style-name="Preformatted_20_Text">│ <text:s/>Cargos Adicionales: <text:s text:c="4"/>$1,245 <text:s text:c="16"/>│</text:p>
      <text:p text:style-name="Preformatted_20_Text">│ <text:s/>TOTAL INGRESOS: <text:s text:c="7"/>$13,695 <text:s text:c="16"/>│</text:p>
      <text:p text:style-name="Preformatted_20_Text">│ ─────────────────────────────────────────────── │</text:p>
      <text:p text:style-name="Preformatted_20_Text">│ <text:s/>Total Pedidos: 28 <text:s text:c="29"/>│</text:p>
      <text:p text:style-name="Preformatted_20_Text">│ <text:s/>Ticket Promedio: <text:s text:c="5"/>$489 <text:s text:c="20"/>│</text:p>
      <text:p text:style-name="Preformatted_20_Text">└─────────────────────────────────────────────────┘</text:p>
      <text:p text:style-name="Preformatted_20_Text">```</text:p>
      <text:p text:style-name="Preformatted_20_Text"/>
      <text:p text:style-name="Preformatted_20_Text">**Desglose de Cargos**:</text:p>
      <text:p text:style-name="Preformatted_20_Text">- Servicio (propina sugerida)</text:p>
      <text:p text:style-name="Preformatted_20_Text">- Mozo (si aplica)</text:p>
      <text:p text:style-name="Preformatted_20_Text">- Otros cargos</text:p>
      <text:p text:style-name="Preformatted_20_Text"/>
      <text:p text:style-name="Preformatted_20_Text">### 10.2 Productos Más Vendidos</text:p>
      <text:p text:style-name="Preformatted_20_Text"/>
      <text:p text:style-name="Preformatted_20_Text">**Top 5 del Día**:</text:p>
      <text:p text:style-name="Preformatted_20_Text"/>
      <text:p text:style-name="Preformatted_20_Text">```</text:p>
      <text:p text:style-name="Preformatted_20_Text">┌────────────────────────────────────┐</text:p>
      <text:p text:style-name="Preformatted_20_Text">│ <text:s text:c="2"/>PRODUCTOS MÁS VENDIDOS <text:s text:c="10"/>│</text:p>
      <text:p text:style-name="Preformatted_20_Text">├────────────────────────────────────┤</text:p>
      <text:p text:style-name="Preformatted_20_Text">│ <text:s/>1. Hamburguesa Clásica <text:s text:c="2"/>│ 15 u <text:s text:c="2"/>│</text:p>
      <text:p text:style-name="Preformatted_20_Text">│ <text:s/>2. Expresso Doble <text:s text:c="7"/>│ 28 u <text:s text:c="2"/>│</text:p>
      <text:p text:style-name="Preformatted_20_Text">│ <text:s/>3. Capuchino <text:s text:c="12"/>│ 22 u <text:s text:c="2"/>│</text:p>
      <text:p text:style-name="Preformatted_20_Text">│ <text:s/>4. Limonada Frappé <text:s text:c="6"/>│ 18 u <text:s text:c="2"/>│</text:p>
      <text:p text:style-name="Preformatted_20_Text">│ <text:s/>5. Pizza de Jamón <text:s text:c="7"/>│ 12 u <text:s text:c="2"/>│</text:p>
      <text:p text:style-name="Preformatted_20_Text">└────────────────────────────────────┘</text:p>
      <text:p text:style-name="Preformatted_20_Text">```</text:p>
      <text:p text:style-name="Preformatted_20_Text"/>
      <text:p text:style-name="Preformatted_20_Text">### 10.3 Historial de Pedidos</text:p>
      <text:p text:style-name="Preformatted_20_Text"/>
      <text:p text:style-name="Preformatted_20_Text">**Acceso**: "Historial de Pedidos"</text:p>
      <text:p text:style-name="Preformatted_20_Text"/>
      <text:p text:style-name="Preformatted_20_Text">**Filtrar por**:</text:p>
      <text:p text:style-name="Preformatted_20_Text">- Fecha de inicio</text:p>
      <text:p text:style-name="Preformatted_20_Text">- Fecha fin</text:p>
      <text:p text:style-name="Preformatted_20_Text">- Estado (PAGADO, CANCELADO)</text:p>
      <text:p text:style-name="Preformatted_20_Text">- Mesa específica</text:p>
      <text:p text:style-name="Preformatted_20_Text"/>
      <text:p text:style-name="Preformatted_20_Text">**Información por Pedido**:</text:p>
      <text:p text:style-name="Preformatted_20_Text">- ID del pedido</text:p>
      <text:p text:style-name="Preformatted_20_Text">- Mesa</text:p>
      <text:p text:style-name="Preformatted_20_Text">- Total</text:p>
      <text:p text:style-name="Preformatted_20_Text">- Estado</text:p>
      <text:p text:style-name="Preformatted_20_Text">- Fecha y hora</text:p>
      <text:p text:style-name="Preformatted_20_Text">- Productos incluidos</text:p>
      <text:p text:style-name="Preformatted_20_Text"/>
      <text:p text:style-name="Preformatted_20_Text">### 10.4 Configuración de Día Comercial</text:p>
      <text:p text:style-name="Preformatted_20_Text"/>
      <text:p text:style-name="Preformatted_20_Text">**Horarios del Establecimiento**:</text:p>
      <text:p text:style-name="Preformatted_20_Text"/>
      <text:p text:style-name="Preformatted_20_Text">El sistema considera el "día comercial" según la configuración:</text:p>
      <text:p text:style-name="Preformatted_20_Text"/>
      <text:p text:style-name="Preformatted_20_Text">**Ejemplo**:</text:p>
      <text:p text:style-name="Preformatted_20_Text">- Hora inicio: 08:00</text:p>
      <text:p text:style-name="Preformatted_20_Text"><text:soft-page-break/>- Hora cierre: 23:00</text:p>
      <text:p text:style-name="Preformatted_20_Text">- Las ventas antes de las 08:00 se cuentan en el día anterior</text:p>
      <text:p text:style-name="Preformatted_20_Text"/>
      <text:p text:style-name="Preformatted_20_Text">**Turnos que cruzan medianoche**:</text:p>
      <text:p text:style-name="Preformatted_20_Text">- Si abre a las 18:00 y cierra a las 02:00</text:p>
      <text:p text:style-name="Preformatted_20_Text">- El sistema maneja correctamente este caso</text:p>
      <text:p text:style-name="Preformatted_20_Text"/>
      <text:p text:style-name="Preformatted_20_Text">---</text:p>
      <text:p text:style-name="Preformatted_20_Text"/>
      <text:p text:style-name="Preformatted_20_Text">## 11. Configuración del Sistema</text:p>
      <text:p text:style-name="Preformatted_20_Text"/>
      <text:p text:style-name="Preformatted_20_Text">### 11.1 Configuración del Local</text:p>
      <text:p text:style-name="Preformatted_20_Text"/>
      <text:p text:style-name="Preformatted_20_Text">**Acceso**: "Configuración" → "Ajustes"</text:p>
      <text:p text:style-name="Preformatted_20_Text"/>
      <text:p text:style-name="Preformatted_20_Text">**Campos Configurables**:</text:p>
      <text:p text:style-name="Preformatted_20_Text"/>
      <text:p text:style-name="Preformatted_20_Text">```</text:p>
      <text:p text:style-name="Preformatted_20_Text">┌─────────────────────────────────────────────────┐</text:p>
      <text:p text:style-name="Preformatted_20_Text">│ <text:s text:c="10"/>CONFIGURACIÓN DEL LOCAL <text:s text:c="14"/>│</text:p>
      <text:p text:style-name="Preformatted_20_Text">├─────────────────────────────────────────────────┤</text:p>
      <text:p text:style-name="Preformatted_20_Text">│ <text:s/>Nombre del Local: <text:s text:c="3"/>Mi Cafetería <text:s text:c="13"/>│</text:p>
      <text:p text:style-name="Preformatted_20_Text">│ <text:s/>Teléfono: <text:s text:c="11"/>555-1234 <text:s text:c="17"/>│</text:p>
      <text:p text:style-name="Preformatted_20_Text">│ <text:s/>Website: <text:s text:c="12"/>www.micafeteria.com <text:s text:c="6"/>│</text:p>
      <text:p text:style-name="Preformatted_20_Text">│ <text:s/>Dirección: <text:s text:c="10"/>Calle Principal #123 <text:s text:c="5"/>│</text:p>
      <text:p text:style-name="Preformatted_20_Text">├─────────────────────────────────────────────────┤</text:p>
      <text:p text:style-name="Preformatted_20_Text">│ <text:s/>Horario de Operación <text:s text:c="26"/>│</text:p>
      <text:p text:style-name="Preformatted_20_Text">│ <text:s/>───────────────────────────────────────────── <text:s/>│</text:p>
      <text:p text:style-name="Preformatted_20_Text">│ <text:s/>Hora de Inicio: <text:s text:c="6"/>08:00 <text:s text:c="19"/>│</text:p>
      <text:p text:style-name="Preformatted_20_Text">│ <text:s/>Hora de Cierre: <text:s text:c="6"/>23:00 <text:s text:c="19"/>│</text:p>
      <text:p text:style-name="Preformatted_20_Text">└─────────────────────────────────────────────────┘</text:p>
      <text:p text:style-name="Preformatted_20_Text">```</text:p>
      <text:p text:style-name="Preformatted_20_Text"/>
      <text:p text:style-name="Preformatted_20_Text">### 11.2 Cargos Adicionales</text:p>
      <text:p text:style-name="Preformatted_20_Text"/>
      <text:p text:style-name="Preformatted_20_Text">**Configurar Cargos**:</text:p>
      <text:p text:style-name="Preformatted_20_Text"/>
      <text:p text:style-name="Preformatted_20_Text">```</text:p>
      <text:p text:style-name="Preformatted_20_Text">┌─────────────────────────────────────────────────────┐</text:p>
      <text:p text:style-name="Preformatted_20_Text">│ <text:s text:c="13"/>CARGOS ADICIONALES <text:s text:c="20"/>│</text:p>
      <text:p text:style-name="Preformatted_20_Text">├─────────────────────────────────────────────────────┤</text:p>
      <text:p text:style-name="Preformatted_20_Text">│ <text:s text:c="52"/>│</text:p>
      <text:p text:style-name="Preformatted_20_Text">│ <text:s/>Servicio (Propina Sugerida) <text:s text:c="23"/>│</text:p>
      <text:p text:style-name="Preformatted_20_Text">│ <text:s/>───────────────────────────────────────────────── <text:s/>│</text:p>
      <text:p text:style-name="Preformatted_20_Text">│ <text:s/>[✓] Activado <text:s text:c="10"/>Porcentaje: 10 % <text:s text:c="11"/>│</text:p>
      <text:p text:style-name="Preformatted_20_Text">│ <text:s/>Nombre: Servicio <text:s text:c="6"/>Mostrar en ticket <text:s text:c="10"/>│</text:p>
      <text:p text:style-name="Preformatted_20_Text">│ <text:s text:c="52"/>│</text:p>
      <text:p text:style-name="Preformatted_20_Text">│ <text:s/>Cargo por Mozo <text:s text:c="36"/>│</text:p>
      <text:p text:style-name="Preformatted_20_Text">│ <text:s/>───────────────────────────────────────────────── <text:s/>│</text:p>
      <text:p text:style-name="Preformatted_20_Text">│ <text:s/>[ ] Activado <text:s text:c="10"/>Porcentaje: 5 % <text:s text:c="12"/>│</text:p>
      <text:p text:style-name="Preformatted_20_Text">│ <text:s/>Nombre: Mozo <text:s text:c="38"/>│</text:p>
      <text:p text:style-name="Preformatted_20_Text">│ <text:s text:c="52"/>│</text:p>
      <text:p text:style-name="Preformatted_20_Text">│ <text:s/>Otros Cargos <text:s text:c="38"/>│</text:p>
      <text:p text:style-name="Preformatted_20_Text">│ <text:s/>───────────────────────────────────────────────── <text:s/>│</text:p>
      <text:p text:style-name="Preformatted_20_Text">│ <text:s/>[ ] Activado <text:s text:c="10"/>Porcentaje: ___ % <text:s text:c="10"/>│</text:p>
      <text:p text:style-name="Preformatted_20_Text">│ <text:s/>Nombre: _______ <text:s text:c="35"/>│</text:p>
      <text:p text:style-name="Preformatted_20_Text">│ <text:s text:c="52"/>│</text:p>
      <text:p text:style-name="Preformatted_20_Text">└─────────────────────────────────────────────────────┘</text:p>
      <text:p text:style-name="Preformatted_20_Text">```</text:p>
      <text:p text:style-name="Preformatted_20_Text"/>
      <text:p text:style-name="Preformatted_20_Text">**Cómo funcionan los cargos**:</text:p>
      <text:p text:style-name="Preformatted_20_Text">- Se calculan automáticamente en el total</text:p>
      <text:p text:style-name="Preformatted_20_Text">- Se muestran desglosados en el ticket</text:p>
      <text:p text:style-name="Preformatted_20_Text">- Se guardan con cada pedido para reportes precisos</text:p>
      <text:p text:style-name="Preformatted_20_Text"><text:soft-page-break/></text:p>
      <text:p text:style-name="Preformatted_20_Text">### 11.3 Modo de Vista</text:p>
      <text:p text:style-name="Preformatted_20_Text"/>
      <text:p text:style-name="Preformatted_20_Text">**Selector de Modo**:</text:p>
      <text:p text:style-name="Preformatted_20_Text"/>
      <text:p text:style-name="Preformatted_20_Text">```</text:p>
      <text:p text:style-name="Preformatted_20_Text">┌──────────────────────────────────────┐</text:p>
      <text:p text:style-name="Preformatted_20_Text">│ <text:s text:c="9"/>MODO DE VISTA <text:s text:c="14"/>│</text:p>
      <text:p text:style-name="Preformatted_20_Text">├──────────────────────────────────────┤</text:p>
      <text:p text:style-name="Preformatted_20_Text">│ <text:s text:c="37"/>│</text:p>
      <text:p text:style-name="Preformatted_20_Text">│ <text:s/>(•) Modo Separate <text:s text:c="18"/>│</text:p>
      <text:p text:style-name="Preformatted_20_Text">│ <text:s text:c="5"/>Vistas separadas para <text:s text:c="10"/>│</text:p>
      <text:p text:style-name="Preformatted_20_Text">│ <text:s text:c="5"/>Caja y Cocina <text:s text:c="18"/>│</text:p>
      <text:p text:style-name="Preformatted_20_Text">│ <text:s text:c="37"/>│</text:p>
      <text:p text:style-name="Preformatted_20_Text">│ <text:s/>( ) Modo Unificado <text:s text:c="17"/>│</text:p>
      <text:p text:style-name="Preformatted_20_Text">│ <text:s text:c="5"/>Una sola pantalla integra <text:s text:c="6"/>│</text:p>
      <text:p text:style-name="Preformatted_20_Text">│ <text:s text:c="5"/>Caja y Cocina <text:s text:c="18"/>│</text:p>
      <text:p text:style-name="Preformatted_20_Text">│ <text:s text:c="37"/>│</text:p>
      <text:p text:style-name="Preformatted_20_Text">└──────────────────────────────────────┘</text:p>
      <text:p text:style-name="Preformatted_20_Text">```</text:p>
      <text:p text:style-name="Preformatted_20_Text"/>
      <text:p text:style-name="Preformatted_20_Text">**Modo Separate** (por defecto):</text:p>
      <text:p text:style-name="Preformatted_20_Text">- Caja tiene su vista independiente</text:p>
      <text:p text:style-name="Preformatted_20_Text">- Cocina tiene su vista independiente</text:p>
      <text:p text:style-name="Preformatted_20_Text">- Ideal para establecimientos con personal dedicado</text:p>
      <text:p text:style-name="Preformatted_20_Text"/>
      <text:p text:style-name="Preformatted_20_Text">**Modo Unificado**:</text:p>
      <text:p text:style-name="Preformatted_20_Text">- Una pantalla muestra ambas áreas</text:p>
      <text:p text:style-name="Preformatted_20_Text">- Ideal para pequeños negocios con pocas mesas</text:p>
      <text:p text:style-name="Preformatted_20_Text">- Una persona puede manejar ambas funciones</text:p>
      <text:p text:style-name="Preformatted_20_Text"/>
      <text:p text:style-name="Preformatted_20_Text">### 11.4 Configuración de Sonido</text:p>
      <text:p text:style-name="Preformatted_20_Text"/>
      <text:p text:style-name="Preformatted_20_Text">**Notificaciones de Audio**:</text:p>
      <text:p text:style-name="Preformatted_20_Text"/>
      <text:p text:style-name="Preformatted_20_Text">```</text:p>
      <text:p text:style-name="Preformatted_20_Text">┌──────────────────────────────────────┐</text:p>
      <text:p text:style-name="Preformatted_20_Text">│ <text:s text:c="6"/>SONIDO DE COCINA <text:s text:c="14"/>│</text:p>
      <text:p text:style-name="Preformatted_20_Text">├──────────────────────────────────────┤</text:p>
      <text:p text:style-name="Preformatted_20_Text">│ <text:s text:c="37"/>│</text:p>
      <text:p text:style-name="Preformatted_20_Text">│ <text:s/>🔔 Notificaciones de audio <text:s text:c="9"/>│</text:p>
      <text:p text:style-name="Preformatted_20_Text">│ <text:s text:c="4"/>[✓] Activar sonido al <text:s text:c="11"/>│</text:p>
      <text:p text:style-name="Preformatted_20_Text">│ <text:s text:c="8"/>llegar nuevo pedido <text:s text:c="9"/>│</text:p>
      <text:p text:style-name="Preformatted_20_Text">│ <text:s text:c="37"/>│</text:p>
      <text:p text:style-name="Preformatted_20_Text">│ <text:s/>[ ] Usar sonido por defecto <text:s text:c="8"/>│</text:p>
      <text:p text:style-name="Preformatted_20_Text">│ <text:s/>[Subir archivo de audio] <text:s text:c="11"/>│</text:p>
      <text:p text:style-name="Preformatted_20_Text">│ <text:s text:c="37"/>│</text:p>
      <text:p text:style-name="Preformatted_20_Text">└──────────────────────────────────────┘</text:p>
      <text:p text:style-name="Preformatted_20_Text">```</text:p>
      <text:p text:style-name="Preformatted_20_Text"/>
      <text:p text:style-name="Preformatted_20_Text">**Cómo activar sonido en cocina**:</text:p>
      <text:p text:style-name="Preformatted_20_Text">1. Ve a la pantalla de cocina</text:p>
      <text:p text:style-name="Preformatted_20_Text">2. Toca el botón "🔕 Activar audio"</text:p>
      <text:p text:style-name="Preformatted_20_Text">3. El navegador solicitará permiso</text:p>
      <text:p text:style-name="Preformatted_20_Text">4. Confirma para habilitar</text:p>
      <text:p text:style-name="Preformatted_20_Text"/>
      <text:p text:style-name="Preformatted_20_Text">### 11.5 Configuración de Tema</text:p>
      <text:p text:style-name="Preformatted_20_Text"/>
      <text:p text:style-name="Preformatted_20_Text">**Modo Oscuro/Claro**:</text:p>
      <text:p text:style-name="Preformatted_20_Text"/>
      <text:p text:style-name="Preformatted_20_Text">El sistema soporta:</text:p>
      <text:p text:style-name="Preformatted_20_Text">- Modo claro (por defecto)</text:p>
      <text:p text:style-name="Preformatted_20_Text">- Modo oscuro (para pantallas en ambiente oscuro)</text:p>
      <text:p text:style-name="Preformatted_20_Text"/>
      <text:p text:style-name="Preformatted_20_Text"><text:soft-page-break/>**Acceso**: Toggle en la barra superior del dashboard</text:p>
      <text:p text:style-name="Preformatted_20_Text"/>
      <text:p text:style-name="Preformatted_20_Text">---</text:p>
      <text:p text:style-name="Preformatted_20_Text"/>
      <text:p text:style-name="Preformatted_20_Text">## 12. Sistema de Licencia</text:p>
      <text:p text:style-name="Preformatted_20_Text"/>
      <text:p text:style-name="Preformatted_20_Text">### 12.1 ¿Por Qué un Sistema de Licencia?</text:p>
      <text:p text:style-name="Preformatted_20_Text"/>
      <text:p text:style-name="Preformatted_20_Text">El sistema de licencia previene:</text:p>
      <text:p text:style-name="Preformatted_20_Text">- Uso no autorizado del software</text:p>
      <text:p text:style-name="Preformatted_20_Text">- Instalación en múltiples máquinas sin licencia</text:p>
      <text:p text:style-name="Preformatted_20_Text">- Distribución ilegal del sistema</text:p>
      <text:p text:style-name="Preformatted_20_Text"/>
      <text:p text:style-name="Preformatted_20_Text">### 12.2 Activación Inicial</text:p>
      <text:p text:style-name="Preformatted_20_Text"/>
      <text:p text:style-name="Preformatted_20_Text">**Paso 1: Primera Ejecución**</text:p>
      <text:p text:style-name="Preformatted_20_Text"/>
      <text:p text:style-name="Preformatted_20_Text">Al abrir el sistema por primera vez, aparece la pantalla de activación:</text:p>
      <text:p text:style-name="Preformatted_20_Text"/>
      <text:p text:style-name="Preformatted_20_Text">```</text:p>
      <text:p text:style-name="Preformatted_20_Text">┌─────────────────────────────────────────────────┐</text:p>
      <text:p text:style-name="Preformatted_20_Text">│ <text:s text:c="48"/>│</text:p>
      <text:p text:style-name="Preformatted_20_Text">│ <text:s text:c="10"/>🔐 ACTIVACIÓN REQUERIDA <text:s text:c="14"/>│</text:p>
      <text:p text:style-name="Preformatted_20_Text">│ <text:s text:c="48"/>│</text:p>
      <text:p text:style-name="Preformatted_20_Text">│ <text:s/>Tu sistema no está activado. <text:s text:c="18"/>│</text:p>
      <text:p text:style-name="Preformatted_20_Text">│ <text:s/>Contacta al desarrollador para obtener <text:s text:c="8"/>│</text:p>
      <text:p text:style-name="Preformatted_20_Text">│ <text:s/>tu clave de activación. <text:s text:c="23"/>│</text:p>
      <text:p text:style-name="Preformatted_20_Text">│ <text:s text:c="48"/>│</text:p>
      <text:p text:style-name="Preformatted_20_Text">│ <text:s/>──────────────────────────────────────────── <text:s text:c="2"/>│</text:p>
      <text:p text:style-name="Preformatted_20_Text">│ <text:s text:c="48"/>│</text:p>
      <text:p text:style-name="Preformatted_20_Text">│ <text:s/>Código de Solicitud: <text:s text:c="26"/>│</text:p>
      <text:p text:style-name="Preformatted_20_Text">│ <text:s/>XXXX-XXXX-XXXX-XXXX <text:s text:c="27"/>│</text:p>
      <text:p text:style-name="Preformatted_20_Text">│ <text:s text:c="48"/>│</text:p>
      <text:p text:style-name="Preformatted_20_Text">│ <text:s/>──────────────────────────────────────────── <text:s text:c="2"/>│</text:p>
      <text:p text:style-name="Preformatted_20_Text">│ <text:s text:c="48"/>│</text:p>
      <text:p text:style-name="Preformatted_20_Text">│ <text:s/>Clave de Activación: [ ________________ ] <text:s text:c="5"/>│</text:p>
      <text:p text:style-name="Preformatted_20_Text">│ <text:s text:c="48"/>│</text:p>
      <text:p text:style-name="Preformatted_20_Text">│ <text:s text:c="10"/>[ ACTIVAR SISTEMA ] <text:s text:c="18"/>│</text:p>
      <text:p text:style-name="Preformatted_20_Text">│ <text:s text:c="48"/>│</text:p>
      <text:p text:style-name="Preformatted_20_Text">└─────────────────────────────────────────────────┘</text:p>
      <text:p text:style-name="Preformatted_20_Text">```</text:p>
      <text:p text:style-name="Preformatted_20_Text"/>
      <text:p text:style-name="Preformatted_20_Text">**Paso 2: Obtener el Código**</text:p>
      <text:p text:style-name="Preformatted_20_Text"/>
      <text:p text:style-name="Preformatted_20_Text">1. Copia el código de solicitud</text:p>
      <text:p text:style-name="Preformatted_20_Text">2. Envíalo al desarrollador o soporte</text:p>
      <text:p text:style-name="Preformatted_20_Text">3. Recibe tu clave de activación única</text:p>
      <text:p text:style-name="Preformatted_20_Text"/>
      <text:p text:style-name="Preformatted_20_Text">**Paso 3: Activar**</text:p>
      <text:p text:style-name="Preformatted_20_Text"/>
      <text:p text:style-name="Preformatted_20_Text">1. Ingresa la clave de activación</text:p>
      <text:p text:style-name="Preformatted_20_Text">2. Toca "Activar Sistema"</text:p>
      <text:p text:style-name="Preformatted_20_Text">3. El sistema verifica la clave</text:p>
      <text:p text:style-name="Preformatted_20_Text">4. Si es válida, se activa permanentemente</text:p>
      <text:p text:style-name="Preformatted_20_Text"/>
      <text:p text:style-name="Preformatted_20_Text">### 12.3 Licencia Basada en Hardware</text:p>
      <text:p text:style-name="Preformatted_20_Text"/>
      <text:p text:style-name="Preformatted_20_Text">**Cómo funciona**:</text:p>
      <text:p text:style-name="Preformatted_20_Text"/>
      <text:p text:style-name="Preformatted_20_Text">La clave de activación está vinculada al hardware de tu servidor:</text:p>
      <text:p text:style-name="Preformatted_20_Text"/>
      <text:p text:style-name="Preformatted_20_Text">- Dirección MAC de la tarjeta de red</text:p>
      <text:p text:style-name="Preformatted_20_Text">- Identificador único del sistema</text:p>
      <text:p text:style-name="Preformatted_20_Text">- No funciona en otra máquina</text:p>
      <text:p text:style-name="Preformatted_20_Text"><text:soft-page-break/></text:p>
      <text:p text:style-name="Preformatted_20_Text">**Reactivación**:</text:p>
      <text:p text:style-name="Preformatted_20_Text">- Si cambias de servidor, necesitarás una nueva licencia</text:p>
      <text:p text:style-name="Preformatted_20_Text">- Contacta al soporte para transferir la licencia</text:p>
      <text:p text:style-name="Preformatted_20_Text"/>
      <text:p text:style-name="Preformatted_20_Text">### 12.4 Estado de Licencia</text:p>
      <text:p text:style-name="Preformatted_20_Text"/>
      <text:p text:style-name="Preformatted_20_Text">**Verificar Estado**:</text:p>
      <text:p text:style-name="Preformatted_20_Text"/>
      <text:p text:style-name="Preformatted_20_Text">1. Accede a "Configuración" → "Licencia"</text:p>
      <text:p text:style-name="Preformatted_20_Text">2. Verás:</text:p>
      <text:p text:style-name="Preformatted_20_Text"><text:s text:c="3"/>- Estado (Activado/Bloqueado)</text:p>
      <text:p text:style-name="Preformatted_20_Text"><text:s text:c="3"/>- Fecha de activación</text:p>
      <text:p text:style-name="Preformatted_20_Text"><text:s text:c="3"/>- Código de máquina</text:p>
      <text:p text:style-name="Preformatted_20_Text"/>
      <text:p text:style-name="Preformatted_20_Text">**Sistema Bloqueado**:</text:p>
      <text:p text:style-name="Preformatted_20_Text">- Aparece pantalla de activación</text:p>
      <text:p text:style-name="Preformatted_20_Text">- No permite usar el sistema</text:p>
      <text:p text:style-name="Preformatted_20_Text">- Verifica conexión a internet para verificación</text:p>
      <text:p text:style-name="Preformatted_20_Text"/>
      <text:p text:style-name="Preformatted_20_Text">---</text:p>
      <text:p text:style-name="Preformatted_20_Text"/>
      <text:p text:style-name="Preformatted_20_Text">## 13. Preguntas Frecuentes</text:p>
      <text:p text:style-name="Preformatted_20_Text"/>
      <text:p text:style-name="Preformatted_20_Text">### 13.1 Generales</text:p>
      <text:p text:style-name="Preformatted_20_Text"/>
      <text:p text:style-name="Preformatted_20_Text">**¿Puedo usar el sistema en varios dispositivos?**</text:p>
      <text:p text:style-name="Preformatted_20_Text">Sí, múltiples dispositivos pueden conectarse simultáneamente. La cocina puede ver la pantalla en un TV mientras el cajero usa una tablet.</text:p>
      <text:p text:style-name="Preformatted_20_Text"/>
      <text:p text:style-name="Preformatted_20_Text">**¿Necesito internet para usar el sistema?**</text:p>
      <text:p text:style-name="Preformatted_20_Text">El sistema funciona en red local (LAN). Si tienes internet, se usa para verificación de licencia.</text:p>
      <text:p text:style-name="Preformatted_20_Text"/>
      <text:p text:style-name="Preformatted_20_Text">**¿Los datos se guardan automáticamente?**</text:p>
      <text:p text:style-name="Preformatted_20_Text">Sí, cada cambio se guarda inmediatamente en la base de datos.</text:p>
      <text:p text:style-name="Preformatted_20_Text"/>
      <text:p text:style-name="Preformatted_20_Text">**¿Puedo hacer respaldo de los datos?**</text:p>
      <text:p text:style-name="Preformatted_20_Text">Sí, puedes copiar el archivo `prisma/dev.db`. Se recomienda hacer respaldos periódicos.</text:p>
      <text:p text:style-name="Preformatted_20_Text"/>
      <text:p text:style-name="Preformatted_20_Text">### 13.2 Pedidos</text:p>
      <text:p text:style-name="Preformatted_20_Text"/>
      <text:p text:style-name="Preformatted_20_Text">**¿Qué pasa si un cliente quiere cancelar después de enviar?**</text:p>
      <text:p text:style-name="Preformatted_20_Text">El cajero o administrador puede cancelar. El stock se devuelve automáticamente.</text:p>
      <text:p text:style-name="Preformatted_20_Text"/>
      <text:p text:style-name="Preformatted_20_Text">**¿Puedo modificar un pedido después de enviarlo?**</text:p>
      <text:p text:style-name="Preformatted_20_Text">Sí, cocina puede ajustar cantidades o eliminar productos.</text:p>
      <text:p text:style-name="Preformatted_20_Text"/>
      <text:p text:style-name="Preformatted_20_Text">**¿Los pedidos tienen límite de tiempo?**</text:p>
      <text:p text:style-name="Preformatted_20_Text">No, permanecen hasta que se pagan o cancelan.</text:p>
      <text:p text:style-name="Preformatted_20_Text"/>
      <text:p text:style-name="Preformatted_20_Text">### 13.3 Inventario</text:p>
      <text:p text:style-name="Preformatted_20_Text"/>
      <text:p text:style-name="Preformatted_20_Text">**¿El stock se descuenta automáticamente?**</text:p>
      <text:p text:style-name="Preformatted_20_Text">Sí, cuando se envía el pedido a cocina.</text:p>
      <text:p text:style-name="Preformatted_20_Text"/>
      <text:p text:style-name="Preformatted_20_Text">**¿Qué pasa si me quedo sin stock de un ingrediente?**</text:p>
      <text:p text:style-name="Preformatted_20_Text">Los productos relacionados se marcan como agotados automáticamente.</text:p>
      <text:p text:style-name="Preformatted_20_Text"/>
      <text:p text:style-name="Preformatted_20_Text">**¿Puedo ingresar stock inicial?**</text:p>
      <text:p text:style-name="Preformatted_20_Text">Sí, usa la función de reposición con cantidad positiva.</text:p>
      <text:p text:style-name="Preformatted_20_Text"/>
      <text:p text:style-name="Preformatted_20_Text">### 13.4 Usuarios y Roles</text:p>
      <text:p text:style-name="Preformatted_20_Text"><text:soft-page-break/></text:p>
      <text:p text:style-name="Preformatted_20_Text">**¿Puedo tener varios administradores?**</text:p>
      <text:p text:style-name="Preformatted_20_Text">Sí, puedes crear múltiples usuarios con rol ADMIN.</text:p>
      <text:p text:style-name="Preformatted_20_Text"/>
      <text:p text:style-name="Preformatted_20_Text">**¿Un usuario puede cambiar su propia contraseña?**</text:p>
      <text:p text:style-name="Preformatted_20_Text">Sí, desde la gestión de usuarios.</text:p>
      <text:p text:style-name="Preformatted_20_Text"/>
      <text:p text:style-name="Preformatted_20_Text">**¿Se puede recuperar una contraseña olvidada?**</text:p>
      <text:p text:style-name="Preformatted_20_Text">Contacta a otro administrador para resetearla.</text:p>
      <text:p text:style-name="Preformatted_20_Text"/>
      <text:p text:style-name="Preformatted_20_Text">### 13.5 Reportes</text:p>
      <text:p text:style-name="Preformatted_20_Text"/>
      <text:p text:style-name="Preformatted_20_Text">**¿Los reportes incluyen propinas?**</text:p>
      <text:p text:style-name="Preformatted_20_Text">Sí, si están configurados como cargo adicional.</text:p>
      <text:p text:style-name="Preformatted_20_Text"/>
      <text:p text:style-name="Preformatted_20_Text">**¿Puedo ver ventas de días anteriores?**</text:p>
      <text:p text:style-name="Preformatted_20_Text">Sí, el historial está disponible sin límite de tiempo.</text:p>
      <text:p text:style-name="Preformatted_20_Text"/>
      <text:p text:style-name="Preformatted_20_Text">---</text:p>
      <text:p text:style-name="Preformatted_20_Text"/>
      <text:p text:style-name="Preformatted_20_Text">## 14. Solución de Problemas</text:p>
      <text:p text:style-name="Preformatted_20_Text"/>
      <text:p text:style-name="Preformatted_20_Text">### 14.1 Problemas de Conexión</text:p>
      <text:p text:style-name="Preformatted_20_Text"/>
      <text:p text:style-name="Preformatted_20_Text">**Síntoma**: La página no carga o muestra error de conexión</text:p>
      <text:p text:style-name="Preformatted_20_Text"/>
      <text:p text:style-name="Preformatted_20_Text">**Solución**:</text:p>
      <text:p text:style-name="Preformatted_20_Text">1. Verifica que el servidor esté ejecutándose</text:p>
      <text:p text:style-name="Preformatted_20_Text">2. Comprueba la URL del servidor</text:p>
      <text:p text:style-name="Preformatted_20_Text">3. Revisa la conexión de red</text:p>
      <text:p text:style-name="Preformatted_20_Text">4. Verifica el firewall</text:p>
      <text:p text:style-name="Preformatted_20_Text"/>
      <text:p text:style-name="Preformatted_20_Text">### 14.2 Productos No Aparecen</text:p>
      <text:p text:style-name="Preformatted_20_Text"/>
      <text:p text:style-name="Preformatted_20_Text">**Síntoma**: El menú está vacío o faltan productos</text:p>
      <text:p text:style-name="Preformatted_20_Text"/>
      <text:p text:style-name="Preformatted_20_Text">**Solución**:</text:p>
      <text:p text:style-name="Preformatted_20_Text">1. Verifica que el producto esté activo</text:p>
      <text:p text:style-name="Preformatted_20_Text">2. Confirma que tenga categoría asignada</text:p>
      <text:p text:style-name="Preformatted_20_Text">3. Revisa el stock de ingredientes</text:p>
      <text:p text:style-name="Preformatted_20_Text">4. Fuerza actualización del menú</text:p>
      <text:p text:style-name="Preformatted_20_Text"/>
      <text:p text:style-name="Preformatted_20_Text">### 14.3 Pedido No Llega a Cocina</text:p>
      <text:p text:style-name="Preformatted_20_Text"/>
      <text:p text:style-name="Preformatted_20_Text">**Síntoma**: El cliente envía pero cocina no ve el pedido</text:p>
      <text:p text:style-name="Preformatted_20_Text"/>
      <text:p text:style-name="Preformatted_20_Text">**Solución**:</text:p>
      <text:p text:style-name="Preformatted_20_Text">1. Verifica conexión WebSocket</text:p>
      <text:p text:style-name="Preformatted_20_Text">2. Revisa el estado del pedido</text:p>
      <text:p text:style-name="Preformatted_20_Text">3. Confirma que se envío correctamente</text:p>
      <text:p text:style-name="Preformatted_20_Text">4. Recarga la página de cocina</text:p>
      <text:p text:style-name="Preformatted_20_Text"/>
      <text:p text:style-name="Preformatted_20_Text">### 14.4 Stock Incorrecto</text:p>
      <text:p text:style-name="Preformatted_20_Text"/>
      <text:p text:style-name="Preformatted_20_Text">**Síntoma**: El stock no coincide con el inventario físico</text:p>
      <text:p text:style-name="Preformatted_20_Text"/>
      <text:p text:style-name="Preformatted_20_Text">**Solución**:</text:p>
      <text:p text:style-name="Preformatted_20_Text">1. Revisa pedidos cancelados/devueltos</text:p>
      <text:p text:style-name="Preformatted_20_Text">2. Verifica ajustes manuales</text:p>
      <text:p text:style-name="Preformatted_20_Text">3. Haz conteo físico</text:p>
      <text:p text:style-name="Preformatted_20_Text">4. Ajusta diferencias con "Gastar Stock"</text:p>
      <text:p text:style-name="Preformatted_20_Text"/>
      <text:p text:style-name="Preformatted_20_Text">### 14.5 No Puedo Iniciar Sesión</text:p>
      <text:p text:style-name="Preformatted_20_Text"/>
      <text:p text:style-name="Preformatted_20_Text"><text:soft-page-break/>**Síntoma**: Login falla con credenciales correctas</text:p>
      <text:p text:style-name="Preformatted_20_Text"/>
      <text:p text:style-name="Preformatted_20_Text">**Solución**:</text:p>
      <text:p text:style-name="Preformatted_20_Text">1. Verifica mayúsculas/minúsculas</text:p>
      <text:p text:style-name="Preformatted_20_Text">2. Confirma que el usuario existe</text:p>
      <text:p text:style-name="Preformatted_20_Text">3. Contacta administrador</text:p>
      <text:p text:style-name="Preformatted_20_Text">4. Revisa tokens expirados (cerrar navegador)</text:p>
      <text:p text:style-name="Preformatted_20_Text"/>
      <text:p text:style-name="Preformatted_20_Text">### 14.6 Error de Licencia</text:p>
      <text:p text:style-name="Preformatted_20_Text"/>
      <text:p text:style-name="Preformatted_20_Text">**Síntoma**: Sistema bloqueado o no activa</text:p>
      <text:p text:style-name="Preformatted_20_Text"/>
      <text:p text:style-name="Preformatted_20_Text">**Solución**:</text:p>
      <text:p text:style-name="Preformatted_20_Text">1. Verifica conexión a internet</text:p>
      <text:p text:style-name="Preformatted_20_Text">2. Confirma código de solicitud</text:p>
      <text:p text:style-name="Preformatted_20_Text">3. Contacta soporte con el código</text:p>
      <text:p text:style-name="Preformatted_20_Text">4. Espera nueva clave de activación</text:p>
      <text:p text:style-name="Preformatted_20_Text"/>
      <text:p text:style-name="Preformatted_20_Text">### 14.7 Sonido No Funciona</text:p>
      <text:p text:style-name="Preformatted_20_Text"/>
      <text:p text:style-name="Preformatted_20_Text">**Síntoma**: No hay notificaciones de audio en cocina</text:p>
      <text:p text:style-name="Preformatted_20_Text"/>
      <text:p text:style-name="Preformatted_20_Text">**Solución**:</text:p>
      <text:p text:style-name="Preformatted_20_Text">1. Activa audio manualmente en cocina</text:p>
      <text:p text:style-name="Preformatted_20_Text">2. Verifica permisos del navegador</text:p>
      <text:p text:style-name="Preformatted_20_Text">3. Sube un archivo de audio personalizado</text:p>
      <text:p text:style-name="Preformatted_20_Text">4. Prueba con otro navegador</text:p>
      <text:p text:style-name="Preformatted_20_Text"/>
      <text:p text:style-name="Preformatted_20_Text">### 14.8 Imprimir Tickets</text:p>
      <text:p text:style-name="Preformatted_20_Text"/>
      <text:p text:style-name="Preformatted_20_Text">**Síntoma**: No se imprime el ticket</text:p>
      <text:p text:style-name="Preformatted_20_Text"/>
      <text:p text:style-name="Preformatted_20_Text">**Solución**:</text:p>
      <text:p text:style-name="Preformatted_20_Text">1. Verifica impresora conectada</text:p>
      <text:p text:style-name="Preformatted_20_Text">2. Configura impresora predeterminada</text:p>
      <text:p text:style-name="Preformatted_20_Text">3. Prueba con vista preliminar</text:p>
      <text:p text:style-name="Preformatted_20_Text">4. Usa función de enviar por email como alternativa</text:p>
      <text:p text:style-name="Preformatted_20_Text"/>
      <text:p text:style-name="Preformatted_20_Text">---</text:p>
      <text:p text:style-name="Preformatted_20_Text"/>
      <text:p text:style-name="Preformatted_20_Text">## Información del Sistema</text:p>
      <text:p text:style-name="Preformatted_20_Text"/>
      <text:p text:style-name="Preformatted_20_Text">**Versión**: 1.0.0</text:p>
      <text:p text:style-name="Preformatted_20_Text">**Tecnologías**: Node.js, Express, TypeScript, React, Prisma, SQLite, Socket.io</text:p>
      <text:p text:style-name="Preformatted_20_Text"/>
      <text:p text:style-name="Preformatted_20_Text">**Soporte**: Contacta al desarrollador para soporte técnico</text:p>
      <text:p text:style-name="P3">tel: +53 56659558</text:p>
      <text:p text:style-name="P3">correo: denis.dev.04@gmail.com</text:p>
      <text:p text:style-name="Preformatted_20_Text"/>
      <text:p text:style-name="Preformatted_20_Text">---</text:p>
      <text:p text:style-name="Preformatted_20_Text"/>
      <text:p text:style-name="Preformatted_20_Text">*Documento creado automáticamente - Sistema de Cafetería v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23T10:55:20.815226159</dc:date>
    <meta:editing-duration>PT4M39S</meta:editing-duration>
    <meta:editing-cycles>1</meta:editing-cycles>
    <meta:generator>LibreOffice/24.2.7.2$Linux_X86_64 LibreOffice_project/420$Build-2</meta:generator>
    <meta:document-statistic meta:table-count="0" meta:image-count="0" meta:object-count="0" meta:page-count="25" meta:paragraph-count="1091" meta:word-count="6535" meta:character-count="45804" meta:non-whitespace-character-count="35911"/>
  </office:meta>
</office:document-meta>
</file>